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48.76pt"/>
    </style:style>
    <style:style style:name="co4" style:family="table-column">
      <style:table-column-properties fo:break-before="auto" style:column-width="82.4pt"/>
    </style:style>
    <style:style style:name="co5" style:family="table-column">
      <style:table-column-properties fo:break-before="auto" style:column-width="88.7pt"/>
    </style:style>
    <style:style style:name="co6" style:family="table-column">
      <style:table-column-properties fo:break-before="auto" style:column-width="95.75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47.1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84.81pt"/>
    </style:style>
    <style:style style:name="co12" style:family="table-column">
      <style:table-column-properties fo:break-before="auto" style:column-width="67.55pt"/>
    </style:style>
    <style:style style:name="co13" style:family="table-column">
      <style:table-column-properties fo:break-before="auto" style:column-width="50.29pt"/>
    </style:style>
    <style:style style:name="co14" style:family="table-column">
      <style:table-column-properties fo:break-before="auto" style:column-width="70.64pt"/>
    </style:style>
    <style:style style:name="co15" style:family="table-column">
      <style:table-column-properties fo:break-before="auto" style:column-width="116.11pt"/>
    </style:style>
    <style:style style:name="co16" style:family="table-column">
      <style:table-column-properties fo:break-before="auto" style:column-width="65.96pt"/>
    </style:style>
    <style:style style:name="co17" style:family="table-column">
      <style:table-column-properties fo:break-before="auto" style:column-width="77.7pt"/>
    </style:style>
    <style:style style:name="co18" style:family="table-column">
      <style:table-column-properties fo:break-before="auto" style:column-width="99.64pt"/>
    </style:style>
    <style:style style:name="co19" style:family="table-column">
      <style:table-column-properties fo:break-before="auto" style:column-width="81.64pt"/>
    </style:style>
    <style:style style:name="co20" style:family="table-column">
      <style:table-column-properties fo:break-before="auto" style:column-width="26.79pt"/>
    </style:style>
    <style:style style:name="co21" style:family="table-column">
      <style:table-column-properties fo:break-before="auto" style:column-width="62.84pt"/>
    </style:style>
    <style:style style:name="co22" style:family="table-column">
      <style:table-column-properties fo:break-before="auto" style:column-width="57.34pt"/>
    </style:style>
    <style:style style:name="co23" style:family="table-column">
      <style:table-column-properties fo:break-before="auto" style:column-width="80.84pt"/>
    </style:style>
    <style:style style:name="co24" style:family="table-column">
      <style:table-column-properties fo:break-before="auto" style:column-width="91.05pt"/>
    </style:style>
    <style:style style:name="co25" style:family="table-column">
      <style:table-column-properties fo:break-before="auto" style:column-width="74.61pt"/>
    </style:style>
    <style:style style:name="co26" style:family="table-column">
      <style:table-column-properties fo:break-before="auto" style:column-width="65.2pt"/>
    </style:style>
    <style:style style:name="co27" style:family="table-column">
      <style:table-column-properties fo:break-before="auto" style:column-width="52.64pt"/>
    </style:style>
    <style:style style:name="co28" style:family="table-column">
      <style:table-column-properties fo:break-before="auto" style:column-width="63.61pt"/>
    </style:style>
    <style:style style:name="co29" style:family="table-column">
      <style:table-column-properties fo:break-before="auto" style:column-width="72.26pt"/>
    </style:style>
    <style:style style:name="co30" style:family="table-column">
      <style:table-column-properties fo:break-before="auto" style:column-width="78.49pt"/>
    </style:style>
    <style:style style:name="co31" style:family="table-column">
      <style:table-column-properties fo:break-before="auto" style:column-width="116.9pt"/>
    </style:style>
    <style:style style:name="co32" style:family="table-column">
      <style:table-column-properties fo:break-before="auto" style:column-width="53.46pt"/>
    </style:style>
    <style:style style:name="co33" style:family="table-column">
      <style:table-column-properties fo:break-before="auto" style:column-width="40.9pt"/>
    </style:style>
    <style:style style:name="co34" style:family="table-column">
      <style:table-column-properties fo:break-before="auto" style:column-width="59.7pt"/>
    </style:style>
    <style:style style:name="co35" style:family="table-column">
      <style:table-column-properties fo:break-before="auto" style:column-width="38.55pt"/>
    </style:style>
    <style:style style:name="co36" style:family="table-column">
      <style:table-column-properties fo:break-before="auto" style:column-width="126.31pt"/>
    </style:style>
    <style:style style:name="co37" style:family="table-column">
      <style:table-column-properties fo:break-before="auto" style:column-width="115.34pt"/>
    </style:style>
    <style:style style:name="co38" style:family="table-column">
      <style:table-column-properties fo:break-before="auto" style:column-width="73.81pt"/>
    </style:style>
    <style:style style:name="co39" style:family="table-column">
      <style:table-column-properties fo:break-before="auto" style:column-width="211.75pt"/>
    </style:style>
    <style:style style:name="co40" style:family="table-column">
      <style:table-column-properties fo:break-before="auto" style:column-width="141.99pt"/>
    </style:style>
    <style:style style:name="co41" style:family="table-column">
      <style:table-column-properties fo:break-before="auto" style:column-width="62.05pt"/>
    </style:style>
    <style:style style:name="co42" style:family="table-column">
      <style:table-column-properties fo:break-before="auto" style:column-width="36.2pt"/>
    </style:style>
    <style:style style:name="co43" style:family="table-column">
      <style:table-column-properties fo:break-before="auto" style:column-width="105.14pt"/>
    </style:style>
    <style:style style:name="co44" style:family="table-column">
      <style:table-column-properties fo:break-before="auto" style:column-width="102.81pt"/>
    </style:style>
    <style:style style:name="co4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arks_Locations_and_Featu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Park Name</text:p>
          </table:table-cell>
          <table:table-cell office:value-type="string" calcext:value-type="string">
            <text:p>Park Type</text:p>
          </table:table-cell>
          <table:table-cell table:style-name="Default" office:value-type="string" calcext:value-type="string">
            <text:p>Zip Code</text:p>
          </table:table-cell>
          <table:table-cell office:value-type="string" calcext:value-type="string">
            <text:p>Aqua Feat, Pool</text:p>
          </table:table-cell>
          <table:table-cell office:value-type="string" calcext:value-type="string">
            <text:p>Aqua Feat, Spray</text:p>
          </table:table-cell>
          <table:table-cell office:value-type="string" calcext:value-type="string">
            <text:p>Backstop, Practice</text:p>
          </table:table-cell>
          <table:table-cell office:value-type="string" calcext:value-type="string">
            <text:p>Ballfield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lueway</text:p>
          </table:table-cell>
          <table:table-cell office:value-type="string" calcext:value-type="string">
            <text:p>Complex, Ballfield</text:p>
          </table:table-cell>
          <table:table-cell office:value-type="string" calcext:value-type="string">
            <text:p>Complex, Tennis</text:p>
          </table:table-cell>
          <table:table-cell office:value-type="string" calcext:value-type="string">
            <text:p>Concessions</text:p>
          </table:table-cell>
          <table:table-cell office:value-type="string" calcext:value-type="string">
            <text:p>Disk Golf</text:p>
          </table:table-cell>
          <table:table-cell office:value-type="string" calcext:value-type="string">
            <text:p>Driving Range</text:p>
          </table:table-cell>
          <table:table-cell office:value-type="string" calcext:value-type="string">
            <text:p>Educational Experience</text:p>
          </table:table-cell>
          <table:table-cell office:value-type="string" calcext:value-type="string">
            <text:p>Event Space</text:p>
          </table:table-cell>
          <table:table-cell office:value-type="string" calcext:value-type="string">
            <text:p>Fitness Course</text:p>
          </table:table-cell>
          <table:table-cell office:value-type="string" calcext:value-type="string">
            <text:p>Garden, Community</text:p>
          </table:table-cell>
          <table:table-cell office:value-type="string" calcext:value-type="string">
            <text:p>Garden, Display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Hockey, Ice</text:p>
          </table:table-cell>
          <table:table-cell office:value-type="string" calcext:value-type="string">
            <text:p>Loop Walk</text:p>
          </table:table-cell>
          <table:table-cell office:value-type="string" calcext:value-type="string">
            <text:p>MP Field, Large</text:p>
          </table:table-cell>
          <table:table-cell office:value-type="string" calcext:value-type="string">
            <text:p>MP Field, Multiple</text:p>
          </table:table-cell>
          <table:table-cell office:value-type="string" calcext:value-type="string">
            <text:p>MP Field, Small</text:p>
          </table:table-cell>
          <table:table-cell office:value-type="string" calcext:value-type="string">
            <text:p>Multiuse Court</text:p>
          </table:table-cell>
          <table:table-cell office:value-type="string" calcext:value-type="string">
            <text:p>Natural Area</text:p>
          </table:table-cell>
          <table:table-cell office:value-type="string" calcext:value-type="string">
            <text:p>Open Turf</text:p>
          </table:table-cell>
          <table:table-cell office:value-type="string" calcext:value-type="string">
            <text:p>Open Water</text:p>
          </table:table-cell>
          <table:table-cell office:value-type="string" calcext:value-type="string">
            <text:p>Other - Active</text:p>
          </table:table-cell>
          <table:table-cell office:value-type="string" calcext:value-type="string">
            <text:p>Other-Passive</text:p>
          </table:table-cell>
          <table:table-cell office:value-type="string" calcext:value-type="string">
            <text:p>Passive Node</text:p>
          </table:table-cell>
          <table:table-cell office:value-type="string" calcext:value-type="string">
            <text:p>Picnic Grounds</text:p>
          </table:table-cell>
          <table:table-cell office:value-type="string" calcext:value-type="string">
            <text:p>Playground, Destination</text:p>
          </table:table-cell>
          <table:table-cell office:value-type="string" calcext:value-type="string">
            <text:p>Playground, Local</text:p>
          </table:table-cell>
          <table:table-cell office:value-type="string" calcext:value-type="string">
            <text:p>Public Art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helter, Group</text:p>
          </table:table-cell>
          <table:table-cell office:value-type="string" calcext:value-type="string">
            <text:p>Skate Park</text:p>
          </table:table-cell>
          <table:table-cell office:value-type="string" calcext:value-type="string">
            <text:p>Sledding Hill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Trail, Primitive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Water Access, Developed</text:p>
          </table:table-cell>
          <table:table-cell office:value-type="string" calcext:value-type="string">
            <text:p>Water Access, General</text:p>
          </table:table-cell>
          <table:table-cell office:value-type="string" calcext:value-type="string">
            <text:p>Water Feature</text:p>
          </table:table-cell>
          <table:table-cell office:value-type="string" calcext:value-type="string">
            <text:p>Location 1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Belleville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19</text:p>
          </table:table-cell>
          <table:table-cell table:number-columns-repeated="3"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1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1300 S. Mayflower Road</text:p>
            <text:p>South Bend, Indiana 46619</text:p>
            <text:p>(41.66003226000049, -86.32198280299968)</text:p>
          </table:table-cell>
          <table:table-cell table:formula="of:=LEFT([.$AV2];SEARCH(&quot;\n&quot;;[.$AV2])-1)" office:value-type="string" office:string-value="1300 S. Mayflower Road" calcext:value-type="string">
            <text:p>1300 S. Mayflower Road</text:p>
          </table:table-cell>
          <table:table-cell table:formula="of:=MID([.$AV2];SEARCH(&quot;\n&quot;;[.$AV2])+1;SEARCH(&quot;,&quot;;[.$AV2])-SEARCH(&quot;\n&quot;;[.$AV2])-1)" office:value-type="string" office:string-value="South Bend" calcext:value-type="string">
            <text:p>South Bend</text:p>
          </table:table-cell>
          <table:table-cell table:formula="of:=MID([.$AV2];SEARCH(&quot;,&quot;;[.$AV2])+2;SEARCH(&quot;\n&quot;;[.$AV2];SEARCH(&quot;,&quot;;[.$AV2]))-8-SEARCH(&quot;,&quot;;[.$AV2]))" office:value-type="string" office:string-value="Indiana" calcext:value-type="string">
            <text:p>Indiana</text:p>
          </table:table-cell>
          <table:table-cell table:formula="of:=MID([.$AV2];SEARCH(&quot;(&quot;;[.$AV2])-6;5)" office:value-type="string" office:string-value="46619" calcext:value-type="string">
            <text:p>46619</text:p>
          </table:table-cell>
          <table:table-cell table:formula="of:=MID([.$AV2];SEARCH(&quot;(&quot;;[.$AV2])+1;SEARCH(&quot;,&quot;;[.$AV2];SEARCH(&quot;(&quot;;[.$AV2]))-SEARCH(&quot;(&quot;;[.$AV2])-1)" office:value-type="string" office:string-value="41.66003226000049" calcext:value-type="string">
            <text:p>41.66003226000049</text:p>
          </table:table-cell>
          <table:table-cell table:formula="of:=MID([.$AV2];SEARCH(&quot;,&quot;;[.$AV2];SEARCH(&quot;(&quot;;[.$AV2]))+2;SEARCH(&quot;)&quot;;[.$AV2])-2-SEARCH(&quot;,&quot;;[.$AV2];SEARCH(&quot;(&quot;;[.$AV2])))" office:value-type="string" office:string-value="-86.32198280299968" calcext:value-type="string">
            <text:p>-86.32198280299968</text:p>
          </table:table-cell>
        </table:table-row>
        <table:table-row table:style-name="ro2">
          <table:table-cell office:value-type="string" calcext:value-type="string">
            <text:p>Blackthorn Golf Course</text:p>
          </table:table-cell>
          <table:table-cell office:value-type="string" calcext:value-type="string">
            <text:p>Golf Course</text:p>
          </table:table-cell>
          <table:table-cell office:value-type="string" calcext:value-type="string">
            <text:p>46628</text:p>
          </table:table-cell>
          <table:table-cell table:number-columns-repeated="16"/>
          <table:table-cell table:style-name="ce1"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6100 Nimtz Parkway</text:p>
            <text:p>South Bend, Indiana 46628</text:p>
            <text:p>(41.72254377100046, -86.33406577499966)</text:p>
          </table:table-cell>
          <table:table-cell table:formula="of:=LEFT([.$AV3];SEARCH(&quot;\n&quot;;[.$AV3])-1)" office:value-type="string" office:string-value="6100 Nimtz Parkway" calcext:value-type="string">
            <text:p>6100 Nimtz Parkway</text:p>
          </table:table-cell>
          <table:table-cell table:formula="of:=MID([.$AV3];SEARCH(&quot;\n&quot;;[.$AV3])+1;SEARCH(&quot;,&quot;;[.$AV3])-SEARCH(&quot;\n&quot;;[.$AV3])-1)" office:value-type="string" office:string-value="South Bend" calcext:value-type="string">
            <text:p>South Bend</text:p>
          </table:table-cell>
          <table:table-cell table:formula="of:=MID([.$AV3];SEARCH(&quot;,&quot;;[.$AV3])+2;SEARCH(&quot;\n&quot;;[.$AV3];SEARCH(&quot;,&quot;;[.$AV3]))-8-SEARCH(&quot;,&quot;;[.$AV3]))" office:value-type="string" office:string-value="Indiana" calcext:value-type="string">
            <text:p>Indiana</text:p>
          </table:table-cell>
          <table:table-cell table:formula="of:=MID([.$AV3];SEARCH(&quot;(&quot;;[.$AV3])-6;5)" office:value-type="string" office:string-value="46628" calcext:value-type="string">
            <text:p>46628</text:p>
          </table:table-cell>
          <table:table-cell table:formula="of:=MID([.$AV3];SEARCH(&quot;(&quot;;[.$AV3])+1;SEARCH(&quot;,&quot;;[.$AV3];SEARCH(&quot;(&quot;;[.$AV3]))-SEARCH(&quot;(&quot;;[.$AV3])-1)" office:value-type="string" office:string-value="41.72254377100046" calcext:value-type="string">
            <text:p>41.72254377100046</text:p>
          </table:table-cell>
          <table:table-cell table:formula="of:=MID([.$AV3];SEARCH(&quot;,&quot;;[.$AV3];SEARCH(&quot;(&quot;;[.$AV3]))+2;SEARCH(&quot;)&quot;;[.$AV3])-2-SEARCH(&quot;,&quot;;[.$AV3];SEARCH(&quot;(&quot;;[.$AV3])))" office:value-type="string" office:string-value="-86.33406577499966" calcext:value-type="string">
            <text:p>-86.33406577499966</text:p>
          </table:table-cell>
        </table:table-row>
        <table:table-row table:style-name="ro2">
          <table:table-cell office:value-type="string" calcext:value-type="string">
            <text:p>Boehm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17</text:p>
          </table:table-cell>
          <table:table-cell table:number-columns-repeated="3"/>
          <table:table-cell table:number-columns-repeated="2" table:style-name="ce1" office:value-type="string" calcext:value-type="string">
            <text:p>2</text:p>
          </table:table-cell>
          <table:table-cell table:number-columns-repeated="15"/>
          <table:table-cell table:style-name="ce1" office:value-type="string" calcext:value-type="string">
            <text:p>5</text:p>
          </table:table-cell>
          <table:table-cell table:number-columns-repeated="8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3205 Edison Road</text:p>
            <text:p>South Bend, Indiana 46617</text:p>
            <text:p>(41.694669059000034, -86.20279481199998)</text:p>
          </table:table-cell>
          <table:table-cell table:formula="of:=LEFT([.$AV4];SEARCH(&quot;\n&quot;;[.$AV4])-1)" office:value-type="string" office:string-value="3205 Edison Road" calcext:value-type="string">
            <text:p>3205 Edison Road</text:p>
          </table:table-cell>
          <table:table-cell table:formula="of:=MID([.$AV4];SEARCH(&quot;\n&quot;;[.$AV4])+1;SEARCH(&quot;,&quot;;[.$AV4])-SEARCH(&quot;\n&quot;;[.$AV4])-1)" office:value-type="string" office:string-value="South Bend" calcext:value-type="string">
            <text:p>South Bend</text:p>
          </table:table-cell>
          <table:table-cell table:formula="of:=MID([.$AV4];SEARCH(&quot;,&quot;;[.$AV4])+2;SEARCH(&quot;\n&quot;;[.$AV4];SEARCH(&quot;,&quot;;[.$AV4]))-8-SEARCH(&quot;,&quot;;[.$AV4]))" office:value-type="string" office:string-value="Indiana" calcext:value-type="string">
            <text:p>Indiana</text:p>
          </table:table-cell>
          <table:table-cell table:formula="of:=MID([.$AV4];SEARCH(&quot;(&quot;;[.$AV4])-6;5)" office:value-type="string" office:string-value="46617" calcext:value-type="string">
            <text:p>46617</text:p>
          </table:table-cell>
          <table:table-cell table:formula="of:=MID([.$AV4];SEARCH(&quot;(&quot;;[.$AV4])+1;SEARCH(&quot;,&quot;;[.$AV4];SEARCH(&quot;(&quot;;[.$AV4]))-SEARCH(&quot;(&quot;;[.$AV4])-1)" office:value-type="string" office:string-value="41.694669059000034" calcext:value-type="string">
            <text:p>41.694669059000034</text:p>
          </table:table-cell>
          <table:table-cell table:formula="of:=MID([.$AV4];SEARCH(&quot;,&quot;;[.$AV4];SEARCH(&quot;(&quot;;[.$AV4]))+2;SEARCH(&quot;)&quot;;[.$AV4])-2-SEARCH(&quot;,&quot;;[.$AV4];SEARCH(&quot;(&quot;;[.$AV4])))" office:value-type="string" office:string-value="-86.20279481199998" calcext:value-type="string">
            <text:p>-86.20279481199998</text:p>
          </table:table-cell>
        </table:table-row>
        <table:table-row table:style-name="ro2">
          <table:table-cell office:value-type="string" calcext:value-type="string">
            <text:p>Boland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28</text:p>
          </table:table-cell>
          <table:table-cell table:number-columns-repeated="3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3000 Bendix</text:p>
            <text:p>South Bend, Indiana 46628</text:p>
            <text:p>(41.70800951800004, -86.30776964199998)</text:p>
          </table:table-cell>
          <table:table-cell table:formula="of:=LEFT([.$AV5];SEARCH(&quot;\n&quot;;[.$AV5])-1)" office:value-type="string" office:string-value="3000 Bendix" calcext:value-type="string">
            <text:p>3000 Bendix</text:p>
          </table:table-cell>
          <table:table-cell table:formula="of:=MID([.$AV5];SEARCH(&quot;\n&quot;;[.$AV5])+1;SEARCH(&quot;,&quot;;[.$AV5])-SEARCH(&quot;\n&quot;;[.$AV5])-1)" office:value-type="string" office:string-value="South Bend" calcext:value-type="string">
            <text:p>South Bend</text:p>
          </table:table-cell>
          <table:table-cell table:formula="of:=MID([.$AV5];SEARCH(&quot;,&quot;;[.$AV5])+2;SEARCH(&quot;\n&quot;;[.$AV5];SEARCH(&quot;,&quot;;[.$AV5]))-8-SEARCH(&quot;,&quot;;[.$AV5]))" office:value-type="string" office:string-value="Indiana" calcext:value-type="string">
            <text:p>Indiana</text:p>
          </table:table-cell>
          <table:table-cell table:formula="of:=MID([.$AV5];SEARCH(&quot;(&quot;;[.$AV5])-6;5)" office:value-type="string" office:string-value="46628" calcext:value-type="string">
            <text:p>46628</text:p>
          </table:table-cell>
          <table:table-cell table:formula="of:=MID([.$AV5];SEARCH(&quot;(&quot;;[.$AV5])+1;SEARCH(&quot;,&quot;;[.$AV5];SEARCH(&quot;(&quot;;[.$AV5]))-SEARCH(&quot;(&quot;;[.$AV5])-1)" office:value-type="string" office:string-value="41.70800951800004" calcext:value-type="string">
            <text:p>41.70800951800004</text:p>
          </table:table-cell>
          <table:table-cell table:formula="of:=MID([.$AV5];SEARCH(&quot;,&quot;;[.$AV5];SEARCH(&quot;(&quot;;[.$AV5]))+2;SEARCH(&quot;)&quot;;[.$AV5])-2-SEARCH(&quot;,&quot;;[.$AV5];SEARCH(&quot;(&quot;;[.$AV5])))" office:value-type="string" office:string-value="-86.30776964199998" calcext:value-type="string">
            <text:p>-86.30776964199998</text:p>
          </table:table-cell>
        </table:table-row>
        <table:table-row table:style-name="ro2">
          <table:table-cell office:value-type="string" calcext:value-type="string">
            <text:p>Booth Tarkington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35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15"/>
          <table:table-cell table:style-name="ce1" office:value-type="string" calcext:value-type="string">
            <text:p>4</text:p>
          </table:table-cell>
          <table:table-cell table:number-columns-repeated="24"/>
          <table:table-cell office:value-type="string" calcext:value-type="string">
            <text:p>1722 Rerick Drive</text:p>
            <text:p>South Bend, Indiana 46635</text:p>
            <text:p>(41.69871230300049, -86.20190786599966)</text:p>
          </table:table-cell>
          <table:table-cell table:formula="of:=LEFT([.$AV6];SEARCH(&quot;\n&quot;;[.$AV6])-1)" office:value-type="string" office:string-value="1722 Rerick Drive" calcext:value-type="string">
            <text:p>1722 Rerick Drive</text:p>
          </table:table-cell>
          <table:table-cell table:formula="of:=MID([.$AV6];SEARCH(&quot;\n&quot;;[.$AV6])+1;SEARCH(&quot;,&quot;;[.$AV6])-SEARCH(&quot;\n&quot;;[.$AV6])-1)" office:value-type="string" office:string-value="South Bend" calcext:value-type="string">
            <text:p>South Bend</text:p>
          </table:table-cell>
          <table:table-cell table:formula="of:=MID([.$AV6];SEARCH(&quot;,&quot;;[.$AV6])+2;SEARCH(&quot;\n&quot;;[.$AV6];SEARCH(&quot;,&quot;;[.$AV6]))-8-SEARCH(&quot;,&quot;;[.$AV6]))" office:value-type="string" office:string-value="Indiana" calcext:value-type="string">
            <text:p>Indiana</text:p>
          </table:table-cell>
          <table:table-cell table:formula="of:=MID([.$AV6];SEARCH(&quot;(&quot;;[.$AV6])-6;5)" office:value-type="string" office:string-value="46635" calcext:value-type="string">
            <text:p>46635</text:p>
          </table:table-cell>
          <table:table-cell table:formula="of:=MID([.$AV6];SEARCH(&quot;(&quot;;[.$AV6])+1;SEARCH(&quot;,&quot;;[.$AV6];SEARCH(&quot;(&quot;;[.$AV6]))-SEARCH(&quot;(&quot;;[.$AV6])-1)" office:value-type="string" office:string-value="41.69871230300049" calcext:value-type="string">
            <text:p>41.69871230300049</text:p>
          </table:table-cell>
          <table:table-cell table:formula="of:=MID([.$AV6];SEARCH(&quot;,&quot;;[.$AV6];SEARCH(&quot;(&quot;;[.$AV6]))+2;SEARCH(&quot;)&quot;;[.$AV6])-2-SEARCH(&quot;,&quot;;[.$AV6];SEARCH(&quot;(&quot;;[.$AV6])))" office:value-type="string" office:string-value="-86.20190786599966" calcext:value-type="string">
            <text:p>-86.20190786599966</text:p>
          </table:table-cell>
        </table:table-row>
        <table:table-row table:style-name="ro2">
          <table:table-cell office:value-type="string" calcext:value-type="string">
            <text:p>Bowman 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46613</text:p>
          </table:table-cell>
          <table:table-cell table:number-columns-repeated="11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700 S. Miami Street</text:p>
            <text:p>South Bend, Indiana 46613</text:p>
            <text:p>(41.65777328200005, -86.23495205399996)</text:p>
          </table:table-cell>
          <table:table-cell table:formula="of:=LEFT([.$AV7];SEARCH(&quot;\n&quot;;[.$AV7])-1)" office:value-type="string" office:string-value="1700 S. Miami Street" calcext:value-type="string">
            <text:p>1700 S. Miami Street</text:p>
          </table:table-cell>
          <table:table-cell table:formula="of:=MID([.$AV7];SEARCH(&quot;\n&quot;;[.$AV7])+1;SEARCH(&quot;,&quot;;[.$AV7])-SEARCH(&quot;\n&quot;;[.$AV7])-1)" office:value-type="string" office:string-value="South Bend" calcext:value-type="string">
            <text:p>South Bend</text:p>
          </table:table-cell>
          <table:table-cell table:formula="of:=MID([.$AV7];SEARCH(&quot;,&quot;;[.$AV7])+2;SEARCH(&quot;\n&quot;;[.$AV7];SEARCH(&quot;,&quot;;[.$AV7]))-8-SEARCH(&quot;,&quot;;[.$AV7]))" office:value-type="string" office:string-value="Indiana" calcext:value-type="string">
            <text:p>Indiana</text:p>
          </table:table-cell>
          <table:table-cell table:formula="of:=MID([.$AV7];SEARCH(&quot;(&quot;;[.$AV7])-6;5)" office:value-type="string" office:string-value="46613" calcext:value-type="string">
            <text:p>46613</text:p>
          </table:table-cell>
          <table:table-cell table:formula="of:=MID([.$AV7];SEARCH(&quot;(&quot;;[.$AV7])+1;SEARCH(&quot;,&quot;;[.$AV7];SEARCH(&quot;(&quot;;[.$AV7]))-SEARCH(&quot;(&quot;;[.$AV7])-1)" office:value-type="string" office:string-value="41.65777328200005" calcext:value-type="string">
            <text:p>41.65777328200005</text:p>
          </table:table-cell>
          <table:table-cell table:formula="of:=MID([.$AV7];SEARCH(&quot;,&quot;;[.$AV7];SEARCH(&quot;(&quot;;[.$AV7]))+2;SEARCH(&quot;)&quot;;[.$AV7])-2-SEARCH(&quot;,&quot;;[.$AV7];SEARCH(&quot;(&quot;;[.$AV7])))" office:value-type="string" office:string-value="-86.23495205399996" calcext:value-type="string">
            <text:p>-86.23495205399996</text:p>
          </table:table-cell>
        </table:table-row>
        <table:table-row table:style-name="ro2">
          <table:table-cell office:value-type="string" calcext:value-type="string">
            <text:p>Brownfield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16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0.5</text:p>
          </table:table-cell>
          <table:table-cell table:number-columns-repeated="16"/>
          <table:table-cell table:style-name="ce1" office:value-type="string" calcext:value-type="string">
            <text:p>1</text:p>
          </table:table-cell>
          <table:table-cell table:number-columns-repeated="9"/>
          <table:table-cell table:style-name="ce1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022 Angela Blvd</text:p>
            <text:p>South Bend, Indiana 46616</text:p>
            <text:p>(41.69323166000049, -86.26449754599969)</text:p>
          </table:table-cell>
          <table:table-cell table:formula="of:=LEFT([.$AV8];SEARCH(&quot;\n&quot;;[.$AV8])-1)" office:value-type="string" office:string-value="1022 Angela Blvd" calcext:value-type="string">
            <text:p>1022 Angela Blvd</text:p>
          </table:table-cell>
          <table:table-cell table:formula="of:=MID([.$AV8];SEARCH(&quot;\n&quot;;[.$AV8])+1;SEARCH(&quot;,&quot;;[.$AV8])-SEARCH(&quot;\n&quot;;[.$AV8])-1)" office:value-type="string" office:string-value="South Bend" calcext:value-type="string">
            <text:p>South Bend</text:p>
          </table:table-cell>
          <table:table-cell table:formula="of:=MID([.$AV8];SEARCH(&quot;,&quot;;[.$AV8])+2;SEARCH(&quot;\n&quot;;[.$AV8];SEARCH(&quot;,&quot;;[.$AV8]))-8-SEARCH(&quot;,&quot;;[.$AV8]))" office:value-type="string" office:string-value="Indiana" calcext:value-type="string">
            <text:p>Indiana</text:p>
          </table:table-cell>
          <table:table-cell table:formula="of:=MID([.$AV8];SEARCH(&quot;(&quot;;[.$AV8])-6;5)" office:value-type="string" office:string-value="46616" calcext:value-type="string">
            <text:p>46616</text:p>
          </table:table-cell>
          <table:table-cell table:formula="of:=MID([.$AV8];SEARCH(&quot;(&quot;;[.$AV8])+1;SEARCH(&quot;,&quot;;[.$AV8];SEARCH(&quot;(&quot;;[.$AV8]))-SEARCH(&quot;(&quot;;[.$AV8])-1)" office:value-type="string" office:string-value="41.69323166000049" calcext:value-type="string">
            <text:p>41.69323166000049</text:p>
          </table:table-cell>
          <table:table-cell table:formula="of:=MID([.$AV8];SEARCH(&quot;,&quot;;[.$AV8];SEARCH(&quot;(&quot;;[.$AV8]))+2;SEARCH(&quot;)&quot;;[.$AV8])-2-SEARCH(&quot;,&quot;;[.$AV8];SEARCH(&quot;(&quot;;[.$AV8])))" office:value-type="string" office:string-value="-86.26449754599969" calcext:value-type="string">
            <text:p>-86.26449754599969</text:p>
          </table:table-cell>
        </table:table-row>
        <table:table-row table:style-name="ro2">
          <table:table-cell office:value-type="string" calcext:value-type="string">
            <text:p>City 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46616</text:p>
          </table:table-cell>
          <table:table-cell table:number-columns-repeated="11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214 Elm Street</text:p>
            <text:p>South Bend, Indiana 46616</text:p>
            <text:p>(41.67766498600048, -86.26776489199966)</text:p>
          </table:table-cell>
          <table:table-cell table:formula="of:=LEFT([.$AV9];SEARCH(&quot;\n&quot;;[.$AV9])-1)" office:value-type="string" office:string-value="214 Elm Street" calcext:value-type="string">
            <text:p>214 Elm Street</text:p>
          </table:table-cell>
          <table:table-cell table:formula="of:=MID([.$AV9];SEARCH(&quot;\n&quot;;[.$AV9])+1;SEARCH(&quot;,&quot;;[.$AV9])-SEARCH(&quot;\n&quot;;[.$AV9])-1)" office:value-type="string" office:string-value="South Bend" calcext:value-type="string">
            <text:p>South Bend</text:p>
          </table:table-cell>
          <table:table-cell table:formula="of:=MID([.$AV9];SEARCH(&quot;,&quot;;[.$AV9])+2;SEARCH(&quot;\n&quot;;[.$AV9];SEARCH(&quot;,&quot;;[.$AV9]))-8-SEARCH(&quot;,&quot;;[.$AV9]))" office:value-type="string" office:string-value="Indiana" calcext:value-type="string">
            <text:p>Indiana</text:p>
          </table:table-cell>
          <table:table-cell table:formula="of:=MID([.$AV9];SEARCH(&quot;(&quot;;[.$AV9])-6;5)" office:value-type="string" office:string-value="46616" calcext:value-type="string">
            <text:p>46616</text:p>
          </table:table-cell>
          <table:table-cell table:formula="of:=MID([.$AV9];SEARCH(&quot;(&quot;;[.$AV9])+1;SEARCH(&quot;,&quot;;[.$AV9];SEARCH(&quot;(&quot;;[.$AV9]))-SEARCH(&quot;(&quot;;[.$AV9])-1)" office:value-type="string" office:string-value="41.67766498600048" calcext:value-type="string">
            <text:p>41.67766498600048</text:p>
          </table:table-cell>
          <table:table-cell table:formula="of:=MID([.$AV9];SEARCH(&quot;,&quot;;[.$AV9];SEARCH(&quot;(&quot;;[.$AV9]))+2;SEARCH(&quot;)&quot;;[.$AV9])-2-SEARCH(&quot;,&quot;;[.$AV9];SEARCH(&quot;(&quot;;[.$AV9])))" office:value-type="string" office:string-value="-86.26776489199966" calcext:value-type="string">
            <text:p>-86.26776489199966</text:p>
          </table:table-cell>
        </table:table-row>
        <table:table-row table:style-name="ro2">
          <table:table-cell office:value-type="string" calcext:value-type="string">
            <text:p>Coquillard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7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0.5</text:p>
          </table:table-cell>
          <table:table-cell table:number-columns-repeated="19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1300 Campaeu</text:p>
            <text:p>South Bend, Indiana 46617</text:p>
            <text:p>(41.68598225900007, -86.23081651199999)</text:p>
          </table:table-cell>
          <table:table-cell table:formula="of:=LEFT([.$AV10];SEARCH(&quot;\n&quot;;[.$AV10])-1)" office:value-type="string" office:string-value="1300 Campaeu" calcext:value-type="string">
            <text:p>1300 Campaeu</text:p>
          </table:table-cell>
          <table:table-cell table:formula="of:=MID([.$AV10];SEARCH(&quot;\n&quot;;[.$AV10])+1;SEARCH(&quot;,&quot;;[.$AV10])-SEARCH(&quot;\n&quot;;[.$AV10])-1)" office:value-type="string" office:string-value="South Bend" calcext:value-type="string">
            <text:p>South Bend</text:p>
          </table:table-cell>
          <table:table-cell table:formula="of:=MID([.$AV10];SEARCH(&quot;,&quot;;[.$AV10])+2;SEARCH(&quot;\n&quot;;[.$AV10];SEARCH(&quot;,&quot;;[.$AV10]))-8-SEARCH(&quot;,&quot;;[.$AV10]))" office:value-type="string" office:string-value="Indiana" calcext:value-type="string">
            <text:p>Indiana</text:p>
          </table:table-cell>
          <table:table-cell table:formula="of:=MID([.$AV10];SEARCH(&quot;(&quot;;[.$AV10])-6;5)" office:value-type="string" office:string-value="46617" calcext:value-type="string">
            <text:p>46617</text:p>
          </table:table-cell>
          <table:table-cell table:formula="of:=MID([.$AV10];SEARCH(&quot;(&quot;;[.$AV10])+1;SEARCH(&quot;,&quot;;[.$AV10];SEARCH(&quot;(&quot;;[.$AV10]))-SEARCH(&quot;(&quot;;[.$AV10])-1)" office:value-type="string" office:string-value="41.68598225900007" calcext:value-type="string">
            <text:p>41.68598225900007</text:p>
          </table:table-cell>
          <table:table-cell table:formula="of:=MID([.$AV10];SEARCH(&quot;,&quot;;[.$AV10];SEARCH(&quot;(&quot;;[.$AV10]))+2;SEARCH(&quot;)&quot;;[.$AV10])-2-SEARCH(&quot;,&quot;;[.$AV10];SEARCH(&quot;(&quot;;[.$AV10])))" office:value-type="string" office:string-value="-86.23081651199999" calcext:value-type="string">
            <text:p>-86.23081651199999</text:p>
          </table:table-cell>
        </table:table-row>
        <table:table-row table:style-name="ro2">
          <table:table-cell office:value-type="string" calcext:value-type="string">
            <text:p>East Race Trai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46617</text:p>
          </table:table-cell>
          <table:table-cell table:number-columns-repeated="25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</text:p>
          </table:table-cell>
          <table:table-cell table:number-columns-repeated="13"/>
          <table:table-cell table:style-name="ce1" office:value-type="string" calcext:value-type="string">
            <text:p>1</text:p>
          </table:table-cell>
          <table:table-cell/>
          <table:table-cell office:value-type="string" calcext:value-type="string">
            <text:p>935 Niles</text:p>
            <text:p>South Bend, Indiana 46617</text:p>
            <text:p>(41.68411374800047, -86.23649851699969)</text:p>
          </table:table-cell>
          <table:table-cell table:formula="of:=LEFT([.$AV11];SEARCH(&quot;\n&quot;;[.$AV11])-1)" office:value-type="string" office:string-value="935 Niles" calcext:value-type="string">
            <text:p>935 Niles</text:p>
          </table:table-cell>
          <table:table-cell table:formula="of:=MID([.$AV11];SEARCH(&quot;\n&quot;;[.$AV11])+1;SEARCH(&quot;,&quot;;[.$AV11])-SEARCH(&quot;\n&quot;;[.$AV11])-1)" office:value-type="string" office:string-value="South Bend" calcext:value-type="string">
            <text:p>South Bend</text:p>
          </table:table-cell>
          <table:table-cell table:formula="of:=MID([.$AV11];SEARCH(&quot;,&quot;;[.$AV11])+2;SEARCH(&quot;\n&quot;;[.$AV11];SEARCH(&quot;,&quot;;[.$AV11]))-8-SEARCH(&quot;,&quot;;[.$AV11]))" office:value-type="string" office:string-value="Indiana" calcext:value-type="string">
            <text:p>Indiana</text:p>
          </table:table-cell>
          <table:table-cell table:formula="of:=MID([.$AV11];SEARCH(&quot;(&quot;;[.$AV11])-6;5)" office:value-type="string" office:string-value="46617" calcext:value-type="string">
            <text:p>46617</text:p>
          </table:table-cell>
          <table:table-cell table:formula="of:=MID([.$AV11];SEARCH(&quot;(&quot;;[.$AV11])+1;SEARCH(&quot;,&quot;;[.$AV11];SEARCH(&quot;(&quot;;[.$AV11]))-SEARCH(&quot;(&quot;;[.$AV11])-1)" office:value-type="string" office:string-value="41.68411374800047" calcext:value-type="string">
            <text:p>41.68411374800047</text:p>
          </table:table-cell>
          <table:table-cell table:formula="of:=MID([.$AV11];SEARCH(&quot;,&quot;;[.$AV11];SEARCH(&quot;(&quot;;[.$AV11]))+2;SEARCH(&quot;)&quot;;[.$AV11])-2-SEARCH(&quot;,&quot;;[.$AV11];SEARCH(&quot;(&quot;;[.$AV11])))" office:value-type="string" office:string-value="-86.23649851699969" calcext:value-type="string">
            <text:p>-86.23649851699969</text:p>
          </table:table-cell>
        </table:table-row>
        <table:table-row table:style-name="ro2">
          <table:table-cell office:value-type="string" calcext:value-type="string">
            <text:p>East Race Waterway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17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5"/>
          <table:table-cell table:number-columns-repeated="3" table:style-name="ce1" office:value-type="string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126 N. Niles</text:p>
            <text:p>South Bend, Indiana 46617</text:p>
            <text:p>(41.67740127900004, -86.24432328899996)</text:p>
          </table:table-cell>
          <table:table-cell table:formula="of:=LEFT([.$AV12];SEARCH(&quot;\n&quot;;[.$AV12])-1)" office:value-type="string" office:string-value="126 N. Niles" calcext:value-type="string">
            <text:p>126 N. Niles</text:p>
          </table:table-cell>
          <table:table-cell table:formula="of:=MID([.$AV12];SEARCH(&quot;\n&quot;;[.$AV12])+1;SEARCH(&quot;,&quot;;[.$AV12])-SEARCH(&quot;\n&quot;;[.$AV12])-1)" office:value-type="string" office:string-value="South Bend" calcext:value-type="string">
            <text:p>South Bend</text:p>
          </table:table-cell>
          <table:table-cell table:formula="of:=MID([.$AV12];SEARCH(&quot;,&quot;;[.$AV12])+2;SEARCH(&quot;\n&quot;;[.$AV12];SEARCH(&quot;,&quot;;[.$AV12]))-8-SEARCH(&quot;,&quot;;[.$AV12]))" office:value-type="string" office:string-value="Indiana" calcext:value-type="string">
            <text:p>Indiana</text:p>
          </table:table-cell>
          <table:table-cell table:formula="of:=MID([.$AV12];SEARCH(&quot;(&quot;;[.$AV12])-6;5)" office:value-type="string" office:string-value="46617" calcext:value-type="string">
            <text:p>46617</text:p>
          </table:table-cell>
          <table:table-cell table:formula="of:=MID([.$AV12];SEARCH(&quot;(&quot;;[.$AV12])+1;SEARCH(&quot;,&quot;;[.$AV12];SEARCH(&quot;(&quot;;[.$AV12]))-SEARCH(&quot;(&quot;;[.$AV12])-1)" office:value-type="string" office:string-value="41.67740127900004" calcext:value-type="string">
            <text:p>41.67740127900004</text:p>
          </table:table-cell>
          <table:table-cell table:formula="of:=MID([.$AV12];SEARCH(&quot;,&quot;;[.$AV12];SEARCH(&quot;(&quot;;[.$AV12]))+2;SEARCH(&quot;)&quot;;[.$AV12])-2-SEARCH(&quot;,&quot;;[.$AV12];SEARCH(&quot;(&quot;;[.$AV12])))" office:value-type="string" office:string-value="-86.24432328899996" calcext:value-type="string">
            <text:p>-86.24432328899996</text:p>
          </table:table-cell>
        </table:table-row>
        <table:table-row table:style-name="ro2">
          <table:table-cell office:value-type="string" calcext:value-type="string">
            <text:p>Edison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5</text:p>
          </table:table-cell>
          <table:table-cell table:number-columns-repeated="24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2400 Rockne Dr</text:p>
            <text:p>South Bend, Indiana 46615</text:p>
            <text:p>(41.68932081300005, -86.21338156199994)</text:p>
          </table:table-cell>
          <table:table-cell table:formula="of:=LEFT([.$AV13];SEARCH(&quot;\n&quot;;[.$AV13])-1)" office:value-type="string" office:string-value="2400 Rockne Dr" calcext:value-type="string">
            <text:p>2400 Rockne Dr</text:p>
          </table:table-cell>
          <table:table-cell table:formula="of:=MID([.$AV13];SEARCH(&quot;\n&quot;;[.$AV13])+1;SEARCH(&quot;,&quot;;[.$AV13])-SEARCH(&quot;\n&quot;;[.$AV13])-1)" office:value-type="string" office:string-value="South Bend" calcext:value-type="string">
            <text:p>South Bend</text:p>
          </table:table-cell>
          <table:table-cell table:formula="of:=MID([.$AV13];SEARCH(&quot;,&quot;;[.$AV13])+2;SEARCH(&quot;\n&quot;;[.$AV13];SEARCH(&quot;,&quot;;[.$AV13]))-8-SEARCH(&quot;,&quot;;[.$AV13]))" office:value-type="string" office:string-value="Indiana" calcext:value-type="string">
            <text:p>Indiana</text:p>
          </table:table-cell>
          <table:table-cell table:formula="of:=MID([.$AV13];SEARCH(&quot;(&quot;;[.$AV13])-6;5)" office:value-type="string" office:string-value="46615" calcext:value-type="string">
            <text:p>46615</text:p>
          </table:table-cell>
          <table:table-cell table:formula="of:=MID([.$AV13];SEARCH(&quot;(&quot;;[.$AV13])+1;SEARCH(&quot;,&quot;;[.$AV13];SEARCH(&quot;(&quot;;[.$AV13]))-SEARCH(&quot;(&quot;;[.$AV13])-1)" office:value-type="string" office:string-value="41.68932081300005" calcext:value-type="string">
            <text:p>41.68932081300005</text:p>
          </table:table-cell>
          <table:table-cell table:formula="of:=MID([.$AV13];SEARCH(&quot;,&quot;;[.$AV13];SEARCH(&quot;(&quot;;[.$AV13]))+2;SEARCH(&quot;)&quot;;[.$AV13])-2-SEARCH(&quot;,&quot;;[.$AV13];SEARCH(&quot;(&quot;;[.$AV13])))" office:value-type="string" office:string-value="-86.21338156199994" calcext:value-type="string">
            <text:p>-86.21338156199994</text:p>
          </table:table-cell>
        </table:table-row>
        <table:table-row table:style-name="ro2">
          <table:table-cell office:value-type="string" calcext:value-type="string">
            <text:p>Elbel Golf Course</text:p>
          </table:table-cell>
          <table:table-cell office:value-type="string" calcext:value-type="string">
            <text:p>Golf Course</text:p>
          </table:table-cell>
          <table:table-cell office:value-type="string" calcext:value-type="string">
            <text:p>46628</text:p>
          </table:table-cell>
          <table:table-cell table:number-columns-repeated="10"/>
          <table:table-cell table:style-name="ce1"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26595 Auten Road</text:p>
            <text:p>South Bend, Indiana 46628</text:p>
            <text:p>(41.74452579300049, -86.38303277099965)</text:p>
          </table:table-cell>
          <table:table-cell table:formula="of:=LEFT([.$AV14];SEARCH(&quot;\n&quot;;[.$AV14])-1)" office:value-type="string" office:string-value="26595 Auten Road" calcext:value-type="string">
            <text:p>26595 Auten Road</text:p>
          </table:table-cell>
          <table:table-cell table:formula="of:=MID([.$AV14];SEARCH(&quot;\n&quot;;[.$AV14])+1;SEARCH(&quot;,&quot;;[.$AV14])-SEARCH(&quot;\n&quot;;[.$AV14])-1)" office:value-type="string" office:string-value="South Bend" calcext:value-type="string">
            <text:p>South Bend</text:p>
          </table:table-cell>
          <table:table-cell table:formula="of:=MID([.$AV14];SEARCH(&quot;,&quot;;[.$AV14])+2;SEARCH(&quot;\n&quot;;[.$AV14];SEARCH(&quot;,&quot;;[.$AV14]))-8-SEARCH(&quot;,&quot;;[.$AV14]))" office:value-type="string" office:string-value="Indiana" calcext:value-type="string">
            <text:p>Indiana</text:p>
          </table:table-cell>
          <table:table-cell table:formula="of:=MID([.$AV14];SEARCH(&quot;(&quot;;[.$AV14])-6;5)" office:value-type="string" office:string-value="46628" calcext:value-type="string">
            <text:p>46628</text:p>
          </table:table-cell>
          <table:table-cell table:formula="of:=MID([.$AV14];SEARCH(&quot;(&quot;;[.$AV14])+1;SEARCH(&quot;,&quot;;[.$AV14];SEARCH(&quot;(&quot;;[.$AV14]))-SEARCH(&quot;(&quot;;[.$AV14])-1)" office:value-type="string" office:string-value="41.74452579300049" calcext:value-type="string">
            <text:p>41.74452579300049</text:p>
          </table:table-cell>
          <table:table-cell table:formula="of:=MID([.$AV14];SEARCH(&quot;,&quot;;[.$AV14];SEARCH(&quot;(&quot;;[.$AV14]))+2;SEARCH(&quot;)&quot;;[.$AV14])-2-SEARCH(&quot;,&quot;;[.$AV14];SEARCH(&quot;(&quot;;[.$AV14])))" office:value-type="string" office:string-value="-86.38303277099965" calcext:value-type="string">
            <text:p>-86.38303277099965</text:p>
          </table:table-cell>
        </table:table-row>
        <table:table-row table:style-name="ro2">
          <table:table-cell office:value-type="string" calcext:value-type="string">
            <text:p>Erskine Golf Course</text:p>
          </table:table-cell>
          <table:table-cell office:value-type="string" calcext:value-type="string">
            <text:p>Golf Course</text:p>
          </table:table-cell>
          <table:table-cell office:value-type="string" calcext:value-type="string">
            <text:p>46614</text:p>
          </table:table-cell>
          <table:table-cell table:number-columns-repeated="16"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4200 Miami Road</text:p>
            <text:p>South Bend, Indiana 46614</text:p>
            <text:p>(41.63237676200049, -86.23474588899967)</text:p>
          </table:table-cell>
          <table:table-cell table:formula="of:=LEFT([.$AV15];SEARCH(&quot;\n&quot;;[.$AV15])-1)" office:value-type="string" office:string-value="4200 Miami Road" calcext:value-type="string">
            <text:p>4200 Miami Road</text:p>
          </table:table-cell>
          <table:table-cell table:formula="of:=MID([.$AV15];SEARCH(&quot;\n&quot;;[.$AV15])+1;SEARCH(&quot;,&quot;;[.$AV15])-SEARCH(&quot;\n&quot;;[.$AV15])-1)" office:value-type="string" office:string-value="South Bend" calcext:value-type="string">
            <text:p>South Bend</text:p>
          </table:table-cell>
          <table:table-cell table:formula="of:=MID([.$AV15];SEARCH(&quot;,&quot;;[.$AV15])+2;SEARCH(&quot;\n&quot;;[.$AV15];SEARCH(&quot;,&quot;;[.$AV15]))-8-SEARCH(&quot;,&quot;;[.$AV15]))" office:value-type="string" office:string-value="Indiana" calcext:value-type="string">
            <text:p>Indiana</text:p>
          </table:table-cell>
          <table:table-cell table:formula="of:=MID([.$AV15];SEARCH(&quot;(&quot;;[.$AV15])-6;5)" office:value-type="string" office:string-value="46614" calcext:value-type="string">
            <text:p>46614</text:p>
          </table:table-cell>
          <table:table-cell table:formula="of:=MID([.$AV15];SEARCH(&quot;(&quot;;[.$AV15])+1;SEARCH(&quot;,&quot;;[.$AV15];SEARCH(&quot;(&quot;;[.$AV15]))-SEARCH(&quot;(&quot;;[.$AV15])-1)" office:value-type="string" office:string-value="41.63237676200049" calcext:value-type="string">
            <text:p>41.63237676200049</text:p>
          </table:table-cell>
          <table:table-cell table:formula="of:=MID([.$AV15];SEARCH(&quot;,&quot;;[.$AV15];SEARCH(&quot;(&quot;;[.$AV15]))+2;SEARCH(&quot;)&quot;;[.$AV15])-2-SEARCH(&quot;,&quot;;[.$AV15];SEARCH(&quot;(&quot;;[.$AV15])))" office:value-type="string" office:string-value="-86.23474588899967" calcext:value-type="string">
            <text:p>-86.23474588899967</text:p>
          </table:table-cell>
        </table:table-row>
        <table:table-row table:style-name="ro2">
          <table:table-cell office:value-type="string" calcext:value-type="string">
            <text:p>Four Winds Field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01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16"/>
          <table:table-cell table:style-name="ce1"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301 W. South St.</text:p>
            <text:p>South Bend, Indiana 46601</text:p>
            <text:p>(41.66959830800005, -86.25358006499994)</text:p>
          </table:table-cell>
          <table:table-cell table:formula="of:=LEFT([.$AV16];SEARCH(&quot;\n&quot;;[.$AV16])-1)" office:value-type="string" office:string-value="301 W. South St." calcext:value-type="string">
            <text:p>301 W. South St.</text:p>
          </table:table-cell>
          <table:table-cell table:formula="of:=MID([.$AV16];SEARCH(&quot;\n&quot;;[.$AV16])+1;SEARCH(&quot;,&quot;;[.$AV16])-SEARCH(&quot;\n&quot;;[.$AV16])-1)" office:value-type="string" office:string-value="South Bend" calcext:value-type="string">
            <text:p>South Bend</text:p>
          </table:table-cell>
          <table:table-cell table:formula="of:=MID([.$AV16];SEARCH(&quot;,&quot;;[.$AV16])+2;SEARCH(&quot;\n&quot;;[.$AV16];SEARCH(&quot;,&quot;;[.$AV16]))-8-SEARCH(&quot;,&quot;;[.$AV16]))" office:value-type="string" office:string-value="Indiana" calcext:value-type="string">
            <text:p>Indiana</text:p>
          </table:table-cell>
          <table:table-cell table:formula="of:=MID([.$AV16];SEARCH(&quot;(&quot;;[.$AV16])-6;5)" office:value-type="string" office:string-value="46601" calcext:value-type="string">
            <text:p>46601</text:p>
          </table:table-cell>
          <table:table-cell table:formula="of:=MID([.$AV16];SEARCH(&quot;(&quot;;[.$AV16])+1;SEARCH(&quot;,&quot;;[.$AV16];SEARCH(&quot;(&quot;;[.$AV16]))-SEARCH(&quot;(&quot;;[.$AV16])-1)" office:value-type="string" office:string-value="41.66959830800005" calcext:value-type="string">
            <text:p>41.66959830800005</text:p>
          </table:table-cell>
          <table:table-cell table:formula="of:=MID([.$AV16];SEARCH(&quot;,&quot;;[.$AV16];SEARCH(&quot;(&quot;;[.$AV16]))+2;SEARCH(&quot;)&quot;;[.$AV16])-2-SEARCH(&quot;,&quot;;[.$AV16];SEARCH(&quot;(&quot;;[.$AV16])))" office:value-type="string" office:string-value="-86.25358006499994" calcext:value-type="string">
            <text:p>-86.25358006499994</text:p>
          </table:table-cell>
        </table:table-row>
        <table:table-row table:style-name="ro2">
          <table:table-cell office:value-type="string" calcext:value-type="string">
            <text:p>Fredrickson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7</text:p>
          </table:table-cell>
          <table:table-cell table:number-columns-repeated="11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18"/>
          <table:table-cell office:value-type="string" calcext:value-type="string">
            <text:p>1330 South Bend Avenue</text:p>
            <text:p>South Bend, Indiana 46617</text:p>
            <text:p>(41.6905863180005, -86.23014733899964)</text:p>
          </table:table-cell>
          <table:table-cell table:formula="of:=LEFT([.$AV17];SEARCH(&quot;\n&quot;;[.$AV17])-1)" office:value-type="string" office:string-value="1330 South Bend Avenue" calcext:value-type="string">
            <text:p>1330 South Bend Avenue</text:p>
          </table:table-cell>
          <table:table-cell table:formula="of:=MID([.$AV17];SEARCH(&quot;\n&quot;;[.$AV17])+1;SEARCH(&quot;,&quot;;[.$AV17])-SEARCH(&quot;\n&quot;;[.$AV17])-1)" office:value-type="string" office:string-value="South Bend" calcext:value-type="string">
            <text:p>South Bend</text:p>
          </table:table-cell>
          <table:table-cell table:formula="of:=MID([.$AV17];SEARCH(&quot;,&quot;;[.$AV17])+2;SEARCH(&quot;\n&quot;;[.$AV17];SEARCH(&quot;,&quot;;[.$AV17]))-8-SEARCH(&quot;,&quot;;[.$AV17]))" office:value-type="string" office:string-value="Indiana" calcext:value-type="string">
            <text:p>Indiana</text:p>
          </table:table-cell>
          <table:table-cell table:formula="of:=MID([.$AV17];SEARCH(&quot;(&quot;;[.$AV17])-6;5)" office:value-type="string" office:string-value="46617" calcext:value-type="string">
            <text:p>46617</text:p>
          </table:table-cell>
          <table:table-cell table:formula="of:=MID([.$AV17];SEARCH(&quot;(&quot;;[.$AV17])+1;SEARCH(&quot;,&quot;;[.$AV17];SEARCH(&quot;(&quot;;[.$AV17]))-SEARCH(&quot;(&quot;;[.$AV17])-1)" office:value-type="string" office:string-value="41.6905863180005" calcext:value-type="string">
            <text:p>41.6905863180005</text:p>
          </table:table-cell>
          <table:table-cell table:formula="of:=MID([.$AV17];SEARCH(&quot;,&quot;;[.$AV17];SEARCH(&quot;(&quot;;[.$AV17]))+2;SEARCH(&quot;)&quot;;[.$AV17])-2-SEARCH(&quot;,&quot;;[.$AV17];SEARCH(&quot;(&quot;;[.$AV17])))" office:value-type="string" office:string-value="-86.23014733899964" calcext:value-type="string">
            <text:p>-86.23014733899964</text:p>
          </table:table-cell>
        </table:table-row>
        <table:table-row table:style-name="ro2">
          <table:table-cell office:value-type="string" calcext:value-type="string">
            <text:p>Fremont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28</text:p>
          </table:table-cell>
          <table:table-cell table:number-columns-repeated="21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800 North Fremont Street</text:p>
            <text:p>South Bend, Indiana 46628</text:p>
            <text:p>(41.6993638400005, -86.28497231499966)</text:p>
          </table:table-cell>
          <table:table-cell table:formula="of:=LEFT([.$AV18];SEARCH(&quot;\n&quot;;[.$AV18])-1)" office:value-type="string" office:string-value="1800 North Fremont Street" calcext:value-type="string">
            <text:p>1800 North Fremont Street</text:p>
          </table:table-cell>
          <table:table-cell table:formula="of:=MID([.$AV18];SEARCH(&quot;\n&quot;;[.$AV18])+1;SEARCH(&quot;,&quot;;[.$AV18])-SEARCH(&quot;\n&quot;;[.$AV18])-1)" office:value-type="string" office:string-value="South Bend" calcext:value-type="string">
            <text:p>South Bend</text:p>
          </table:table-cell>
          <table:table-cell table:formula="of:=MID([.$AV18];SEARCH(&quot;,&quot;;[.$AV18])+2;SEARCH(&quot;\n&quot;;[.$AV18];SEARCH(&quot;,&quot;;[.$AV18]))-8-SEARCH(&quot;,&quot;;[.$AV18]))" office:value-type="string" office:string-value="Indiana" calcext:value-type="string">
            <text:p>Indiana</text:p>
          </table:table-cell>
          <table:table-cell table:formula="of:=MID([.$AV18];SEARCH(&quot;(&quot;;[.$AV18])-6;5)" office:value-type="string" office:string-value="46628" calcext:value-type="string">
            <text:p>46628</text:p>
          </table:table-cell>
          <table:table-cell table:formula="of:=MID([.$AV18];SEARCH(&quot;(&quot;;[.$AV18])+1;SEARCH(&quot;,&quot;;[.$AV18];SEARCH(&quot;(&quot;;[.$AV18]))-SEARCH(&quot;(&quot;;[.$AV18])-1)" office:value-type="string" office:string-value="41.6993638400005" calcext:value-type="string">
            <text:p>41.6993638400005</text:p>
          </table:table-cell>
          <table:table-cell table:formula="of:=MID([.$AV18];SEARCH(&quot;,&quot;;[.$AV18];SEARCH(&quot;(&quot;;[.$AV18]))+2;SEARCH(&quot;)&quot;;[.$AV18])-2-SEARCH(&quot;,&quot;;[.$AV18];SEARCH(&quot;(&quot;;[.$AV18])))" office:value-type="string" office:string-value="-86.28497231499966" calcext:value-type="string">
            <text:p>-86.28497231499966</text:p>
          </table:table-cell>
        </table:table-row>
        <table:table-row table:style-name="ro2">
          <table:table-cell office:value-type="string" calcext:value-type="string">
            <text:p>Gwen Stiver Memorial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01</text:p>
          </table:table-cell>
          <table:table-cell table:number-columns-repeated="25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12"/>
          <table:table-cell table:style-name="ce1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30 Michigan Street</text:p>
            <text:p>South Bend, Indiana 46601</text:p>
            <text:p>(41.67402073700049, -86.25030000399966)</text:p>
          </table:table-cell>
          <table:table-cell table:formula="of:=LEFT([.$AV19];SEARCH(&quot;\n&quot;;[.$AV19])-1)" office:value-type="string" office:string-value="230 Michigan Street" calcext:value-type="string">
            <text:p>230 Michigan Street</text:p>
          </table:table-cell>
          <table:table-cell table:formula="of:=MID([.$AV19];SEARCH(&quot;\n&quot;;[.$AV19])+1;SEARCH(&quot;,&quot;;[.$AV19])-SEARCH(&quot;\n&quot;;[.$AV19])-1)" office:value-type="string" office:string-value="South Bend" calcext:value-type="string">
            <text:p>South Bend</text:p>
          </table:table-cell>
          <table:table-cell table:formula="of:=MID([.$AV19];SEARCH(&quot;,&quot;;[.$AV19])+2;SEARCH(&quot;\n&quot;;[.$AV19];SEARCH(&quot;,&quot;;[.$AV19]))-8-SEARCH(&quot;,&quot;;[.$AV19]))" office:value-type="string" office:string-value="Indiana" calcext:value-type="string">
            <text:p>Indiana</text:p>
          </table:table-cell>
          <table:table-cell table:formula="of:=MID([.$AV19];SEARCH(&quot;(&quot;;[.$AV19])-6;5)" office:value-type="string" office:string-value="46601" calcext:value-type="string">
            <text:p>46601</text:p>
          </table:table-cell>
          <table:table-cell table:formula="of:=MID([.$AV19];SEARCH(&quot;(&quot;;[.$AV19])+1;SEARCH(&quot;,&quot;;[.$AV19];SEARCH(&quot;(&quot;;[.$AV19]))-SEARCH(&quot;(&quot;;[.$AV19])-1)" office:value-type="string" office:string-value="41.67402073700049" calcext:value-type="string">
            <text:p>41.67402073700049</text:p>
          </table:table-cell>
          <table:table-cell table:formula="of:=MID([.$AV19];SEARCH(&quot;,&quot;;[.$AV19];SEARCH(&quot;(&quot;;[.$AV19]))+2;SEARCH(&quot;)&quot;;[.$AV19])-2-SEARCH(&quot;,&quot;;[.$AV19];SEARCH(&quot;(&quot;;[.$AV19])))" office:value-type="string" office:string-value="-86.25030000399966" calcext:value-type="string">
            <text:p>-86.25030000399966</text:p>
          </table:table-cell>
        </table:table-row>
        <table:table-row table:style-name="ro2">
          <table:table-cell office:value-type="string" calcext:value-type="string">
            <text:p>Helman Mini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15</text:p>
          </table:table-cell>
          <table:table-cell table:number-columns-repeated="24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118 Helmen</text:p>
            <text:p>South Bend, Indiana 46615</text:p>
            <text:p>(41.689879903000076, -86.20093430999998)</text:p>
          </table:table-cell>
          <table:table-cell table:formula="of:=LEFT([.$AV20];SEARCH(&quot;\n&quot;;[.$AV20])-1)" office:value-type="string" office:string-value="1118 Helmen" calcext:value-type="string">
            <text:p>1118 Helmen</text:p>
          </table:table-cell>
          <table:table-cell table:formula="of:=MID([.$AV20];SEARCH(&quot;\n&quot;;[.$AV20])+1;SEARCH(&quot;,&quot;;[.$AV20])-SEARCH(&quot;\n&quot;;[.$AV20])-1)" office:value-type="string" office:string-value="South Bend" calcext:value-type="string">
            <text:p>South Bend</text:p>
          </table:table-cell>
          <table:table-cell table:formula="of:=MID([.$AV20];SEARCH(&quot;,&quot;;[.$AV20])+2;SEARCH(&quot;\n&quot;;[.$AV20];SEARCH(&quot;,&quot;;[.$AV20]))-8-SEARCH(&quot;,&quot;;[.$AV20]))" office:value-type="string" office:string-value="Indiana" calcext:value-type="string">
            <text:p>Indiana</text:p>
          </table:table-cell>
          <table:table-cell table:formula="of:=MID([.$AV20];SEARCH(&quot;(&quot;;[.$AV20])-6;5)" office:value-type="string" office:string-value="46615" calcext:value-type="string">
            <text:p>46615</text:p>
          </table:table-cell>
          <table:table-cell table:formula="of:=MID([.$AV20];SEARCH(&quot;(&quot;;[.$AV20])+1;SEARCH(&quot;,&quot;;[.$AV20];SEARCH(&quot;(&quot;;[.$AV20]))-SEARCH(&quot;(&quot;;[.$AV20])-1)" office:value-type="string" office:string-value="41.689879903000076" calcext:value-type="string">
            <text:p>41.689879903000076</text:p>
          </table:table-cell>
          <table:table-cell table:formula="of:=MID([.$AV20];SEARCH(&quot;,&quot;;[.$AV20];SEARCH(&quot;(&quot;;[.$AV20]))+2;SEARCH(&quot;)&quot;;[.$AV20])-2-SEARCH(&quot;,&quot;;[.$AV20];SEARCH(&quot;(&quot;;[.$AV20])))" office:value-type="string" office:string-value="-86.20093430999998" calcext:value-type="string">
            <text:p>-86.20093430999998</text:p>
          </table:table-cell>
        </table:table-row>
        <table:table-row table:style-name="ro2">
          <table:table-cell office:value-type="string" calcext:value-type="string">
            <text:p>Howard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7</text:p>
          </table:table-cell>
          <table:table-cell table:number-columns-repeated="11"/>
          <table:table-cell table:style-name="ce1" office:value-type="string" calcext:value-type="string">
            <text:p>1</text:p>
          </table:table-cell>
          <table:table-cell table:number-columns-repeated="5"/>
          <table:table-cell table:number-columns-repeated="2" table:style-name="ce1" office:value-type="string" calcext:value-type="string">
            <text:p>1</text:p>
          </table:table-cell>
          <table:table-cell table:number-columns-repeated="5"/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9 S. St. Louis Blvd</text:p>
            <text:p>South Bend, Indiana 46617</text:p>
            <text:p>(41.67855932200007, -86.24143682299996)</text:p>
          </table:table-cell>
          <table:table-cell table:formula="of:=LEFT([.$AV21];SEARCH(&quot;\n&quot;;[.$AV21])-1)" office:value-type="string" office:string-value="219 S. St. Louis Blvd" calcext:value-type="string">
            <text:p>219 S. St. Louis Blvd</text:p>
          </table:table-cell>
          <table:table-cell table:formula="of:=MID([.$AV21];SEARCH(&quot;\n&quot;;[.$AV21])+1;SEARCH(&quot;,&quot;;[.$AV21])-SEARCH(&quot;\n&quot;;[.$AV21])-1)" office:value-type="string" office:string-value="South Bend" calcext:value-type="string">
            <text:p>South Bend</text:p>
          </table:table-cell>
          <table:table-cell table:formula="of:=MID([.$AV21];SEARCH(&quot;,&quot;;[.$AV21])+2;SEARCH(&quot;\n&quot;;[.$AV21];SEARCH(&quot;,&quot;;[.$AV21]))-8-SEARCH(&quot;,&quot;;[.$AV21]))" office:value-type="string" office:string-value="Indiana" calcext:value-type="string">
            <text:p>Indiana</text:p>
          </table:table-cell>
          <table:table-cell table:formula="of:=MID([.$AV21];SEARCH(&quot;(&quot;;[.$AV21])-6;5)" office:value-type="string" office:string-value="46617" calcext:value-type="string">
            <text:p>46617</text:p>
          </table:table-cell>
          <table:table-cell table:formula="of:=MID([.$AV21];SEARCH(&quot;(&quot;;[.$AV21])+1;SEARCH(&quot;,&quot;;[.$AV21];SEARCH(&quot;(&quot;;[.$AV21]))-SEARCH(&quot;(&quot;;[.$AV21])-1)" office:value-type="string" office:string-value="41.67855932200007" calcext:value-type="string">
            <text:p>41.67855932200007</text:p>
          </table:table-cell>
          <table:table-cell table:formula="of:=MID([.$AV21];SEARCH(&quot;,&quot;;[.$AV21];SEARCH(&quot;(&quot;;[.$AV21]))+2;SEARCH(&quot;)&quot;;[.$AV21])-2-SEARCH(&quot;,&quot;;[.$AV21];SEARCH(&quot;(&quot;;[.$AV21])))" office:value-type="string" office:string-value="-86.24143682299996" calcext:value-type="string">
            <text:p>-86.24143682299996</text:p>
          </table:table-cell>
        </table:table-row>
        <table:table-row table:style-name="ro2">
          <table:table-cell office:value-type="string" calcext:value-type="string">
            <text:p>Jon Hunt Memorial Plaza</text:p>
          </table:table-cell>
          <table:table-cell office:value-type="string" calcext:value-type="string">
            <text:p>Memorial</text:p>
          </table:table-cell>
          <table:table-cell office:value-type="string" calcext:value-type="string">
            <text:p>46601</text:p>
          </table:table-cell>
          <table:table-cell table:number-columns-repeated="24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</text:p>
          </table:table-cell>
          <table:table-cell office:value-type="string" calcext:value-type="string">
            <text:p>214 Michigan Street</text:p>
            <text:p>South Bend, Indiana 46601</text:p>
            <text:p>(41.67831068400045, -86.25045095399969)</text:p>
          </table:table-cell>
          <table:table-cell table:formula="of:=LEFT([.$AV22];SEARCH(&quot;\n&quot;;[.$AV22])-1)" office:value-type="string" office:string-value="214 Michigan Street" calcext:value-type="string">
            <text:p>214 Michigan Street</text:p>
          </table:table-cell>
          <table:table-cell table:formula="of:=MID([.$AV22];SEARCH(&quot;\n&quot;;[.$AV22])+1;SEARCH(&quot;,&quot;;[.$AV22])-SEARCH(&quot;\n&quot;;[.$AV22])-1)" office:value-type="string" office:string-value="South Bend" calcext:value-type="string">
            <text:p>South Bend</text:p>
          </table:table-cell>
          <table:table-cell table:formula="of:=MID([.$AV22];SEARCH(&quot;,&quot;;[.$AV22])+2;SEARCH(&quot;\n&quot;;[.$AV22];SEARCH(&quot;,&quot;;[.$AV22]))-8-SEARCH(&quot;,&quot;;[.$AV22]))" office:value-type="string" office:string-value="Indiana" calcext:value-type="string">
            <text:p>Indiana</text:p>
          </table:table-cell>
          <table:table-cell table:formula="of:=MID([.$AV22];SEARCH(&quot;(&quot;;[.$AV22])-6;5)" office:value-type="string" office:string-value="46601" calcext:value-type="string">
            <text:p>46601</text:p>
          </table:table-cell>
          <table:table-cell table:formula="of:=MID([.$AV22];SEARCH(&quot;(&quot;;[.$AV22])+1;SEARCH(&quot;,&quot;;[.$AV22];SEARCH(&quot;(&quot;;[.$AV22]))-SEARCH(&quot;(&quot;;[.$AV22])-1)" office:value-type="string" office:string-value="41.67831068400045" calcext:value-type="string">
            <text:p>41.67831068400045</text:p>
          </table:table-cell>
          <table:table-cell table:formula="of:=MID([.$AV22];SEARCH(&quot;,&quot;;[.$AV22];SEARCH(&quot;(&quot;;[.$AV22]))+2;SEARCH(&quot;)&quot;;[.$AV22])-2-SEARCH(&quot;,&quot;;[.$AV22];SEARCH(&quot;(&quot;;[.$AV22])))" office:value-type="string" office:string-value="-86.25045095399969" calcext:value-type="string">
            <text:p>-86.25045095399969</text:p>
          </table:table-cell>
        </table:table-row>
        <table:table-row table:style-name="ro2">
          <table:table-cell office:value-type="string" calcext:value-type="string">
            <text:p>Keller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6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19"/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4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/>
          <table:table-cell office:value-type="string" calcext:value-type="string">
            <text:p>1935 Riverside Drive</text:p>
            <text:p>South Bend, Indiana 46616</text:p>
            <text:p>(41.70278013500007, -86.26042586099999)</text:p>
          </table:table-cell>
          <table:table-cell table:formula="of:=LEFT([.$AV23];SEARCH(&quot;\n&quot;;[.$AV23])-1)" office:value-type="string" office:string-value="1935 Riverside Drive" calcext:value-type="string">
            <text:p>1935 Riverside Drive</text:p>
          </table:table-cell>
          <table:table-cell table:formula="of:=MID([.$AV23];SEARCH(&quot;\n&quot;;[.$AV23])+1;SEARCH(&quot;,&quot;;[.$AV23])-SEARCH(&quot;\n&quot;;[.$AV23])-1)" office:value-type="string" office:string-value="South Bend" calcext:value-type="string">
            <text:p>South Bend</text:p>
          </table:table-cell>
          <table:table-cell table:formula="of:=MID([.$AV23];SEARCH(&quot;,&quot;;[.$AV23])+2;SEARCH(&quot;\n&quot;;[.$AV23];SEARCH(&quot;,&quot;;[.$AV23]))-8-SEARCH(&quot;,&quot;;[.$AV23]))" office:value-type="string" office:string-value="Indiana" calcext:value-type="string">
            <text:p>Indiana</text:p>
          </table:table-cell>
          <table:table-cell table:formula="of:=MID([.$AV23];SEARCH(&quot;(&quot;;[.$AV23])-6;5)" office:value-type="string" office:string-value="46616" calcext:value-type="string">
            <text:p>46616</text:p>
          </table:table-cell>
          <table:table-cell table:formula="of:=MID([.$AV23];SEARCH(&quot;(&quot;;[.$AV23])+1;SEARCH(&quot;,&quot;;[.$AV23];SEARCH(&quot;(&quot;;[.$AV23]))-SEARCH(&quot;(&quot;;[.$AV23])-1)" office:value-type="string" office:string-value="41.70278013500007" calcext:value-type="string">
            <text:p>41.70278013500007</text:p>
          </table:table-cell>
          <table:table-cell table:formula="of:=MID([.$AV23];SEARCH(&quot;,&quot;;[.$AV23];SEARCH(&quot;(&quot;;[.$AV23]))+2;SEARCH(&quot;)&quot;;[.$AV23])-2-SEARCH(&quot;,&quot;;[.$AV23];SEARCH(&quot;(&quot;;[.$AV23])))" office:value-type="string" office:string-value="-86.26042586099999" calcext:value-type="string">
            <text:p>-86.26042586099999</text:p>
          </table:table-cell>
        </table:table-row>
        <table:table-row table:style-name="ro2">
          <table:table-cell office:value-type="string" calcext:value-type="string">
            <text:p>Kelly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17</text:p>
          </table:table-cell>
          <table:table-cell table:number-columns-repeated="4"/>
          <table:table-cell table:style-name="ce1" office:value-type="string" calcext:value-type="string">
            <text:p>0.5</text:p>
          </table:table-cell>
          <table:table-cell table:number-columns-repeated="16"/>
          <table:table-cell table:style-name="ce1" office:value-type="string" calcext:value-type="string">
            <text:p>1</text:p>
          </table:table-cell>
          <table:table-cell table:number-columns-repeated="9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718 Howard Street</text:p>
            <text:p>South Bend, Indiana 46617</text:p>
            <text:p>(41.68843302800008, -86.24057544099998)</text:p>
          </table:table-cell>
          <table:table-cell table:formula="of:=LEFT([.$AV24];SEARCH(&quot;\n&quot;;[.$AV24])-1)" office:value-type="string" office:string-value="718 Howard Street" calcext:value-type="string">
            <text:p>718 Howard Street</text:p>
          </table:table-cell>
          <table:table-cell table:formula="of:=MID([.$AV24];SEARCH(&quot;\n&quot;;[.$AV24])+1;SEARCH(&quot;,&quot;;[.$AV24])-SEARCH(&quot;\n&quot;;[.$AV24])-1)" office:value-type="string" office:string-value="South Bend" calcext:value-type="string">
            <text:p>South Bend</text:p>
          </table:table-cell>
          <table:table-cell table:formula="of:=MID([.$AV24];SEARCH(&quot;,&quot;;[.$AV24])+2;SEARCH(&quot;\n&quot;;[.$AV24];SEARCH(&quot;,&quot;;[.$AV24]))-8-SEARCH(&quot;,&quot;;[.$AV24]))" office:value-type="string" office:string-value="Indiana" calcext:value-type="string">
            <text:p>Indiana</text:p>
          </table:table-cell>
          <table:table-cell table:formula="of:=MID([.$AV24];SEARCH(&quot;(&quot;;[.$AV24])-6;5)" office:value-type="string" office:string-value="46617" calcext:value-type="string">
            <text:p>46617</text:p>
          </table:table-cell>
          <table:table-cell table:formula="of:=MID([.$AV24];SEARCH(&quot;(&quot;;[.$AV24])+1;SEARCH(&quot;,&quot;;[.$AV24];SEARCH(&quot;(&quot;;[.$AV24]))-SEARCH(&quot;(&quot;;[.$AV24])-1)" office:value-type="string" office:string-value="41.68843302800008" calcext:value-type="string">
            <text:p>41.68843302800008</text:p>
          </table:table-cell>
          <table:table-cell table:formula="of:=MID([.$AV24];SEARCH(&quot;,&quot;;[.$AV24];SEARCH(&quot;(&quot;;[.$AV24]))+2;SEARCH(&quot;)&quot;;[.$AV24])-2-SEARCH(&quot;,&quot;;[.$AV24];SEARCH(&quot;(&quot;;[.$AV24])))" office:value-type="string" office:string-value="-86.24057544099998" calcext:value-type="string">
            <text:p>-86.24057544099998</text:p>
          </table:table-cell>
        </table:table-row>
        <table:table-row table:style-name="ro2">
          <table:table-cell office:value-type="string" calcext:value-type="string">
            <text:p>Kennedy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28</text:p>
          </table:table-cell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5</text:p>
          </table:table-cell>
          <table:table-cell table:number-columns-repeated="26"/>
          <table:table-cell table:style-name="ce1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2700 Westmoor Street</text:p>
            <text:p>South Bend, Indiana 46628</text:p>
            <text:p>(41.68467464800045, -86.28838583299967)</text:p>
          </table:table-cell>
          <table:table-cell table:formula="of:=LEFT([.$AV25];SEARCH(&quot;\n&quot;;[.$AV25])-1)" office:value-type="string" office:string-value="2700 Westmoor Street" calcext:value-type="string">
            <text:p>2700 Westmoor Street</text:p>
          </table:table-cell>
          <table:table-cell table:formula="of:=MID([.$AV25];SEARCH(&quot;\n&quot;;[.$AV25])+1;SEARCH(&quot;,&quot;;[.$AV25])-SEARCH(&quot;\n&quot;;[.$AV25])-1)" office:value-type="string" office:string-value="South Bend" calcext:value-type="string">
            <text:p>South Bend</text:p>
          </table:table-cell>
          <table:table-cell table:formula="of:=MID([.$AV25];SEARCH(&quot;,&quot;;[.$AV25])+2;SEARCH(&quot;\n&quot;;[.$AV25];SEARCH(&quot;,&quot;;[.$AV25]))-8-SEARCH(&quot;,&quot;;[.$AV25]))" office:value-type="string" office:string-value="Indiana" calcext:value-type="string">
            <text:p>Indiana</text:p>
          </table:table-cell>
          <table:table-cell table:formula="of:=MID([.$AV25];SEARCH(&quot;(&quot;;[.$AV25])-6;5)" office:value-type="string" office:string-value="46628" calcext:value-type="string">
            <text:p>46628</text:p>
          </table:table-cell>
          <table:table-cell table:formula="of:=MID([.$AV25];SEARCH(&quot;(&quot;;[.$AV25])+1;SEARCH(&quot;,&quot;;[.$AV25];SEARCH(&quot;(&quot;;[.$AV25]))-SEARCH(&quot;(&quot;;[.$AV25])-1)" office:value-type="string" office:string-value="41.68467464800045" calcext:value-type="string">
            <text:p>41.68467464800045</text:p>
          </table:table-cell>
          <table:table-cell table:formula="of:=MID([.$AV25];SEARCH(&quot;,&quot;;[.$AV25];SEARCH(&quot;(&quot;;[.$AV25]))+2;SEARCH(&quot;)&quot;;[.$AV25])-2-SEARCH(&quot;,&quot;;[.$AV25];SEARCH(&quot;(&quot;;[.$AV25])))" office:value-type="string" office:string-value="-86.28838583299967" calcext:value-type="string">
            <text:p>-86.28838583299967</text:p>
          </table:table-cell>
        </table:table-row>
        <table:table-row table:style-name="ro2">
          <table:table-cell office:value-type="string" calcext:value-type="string">
            <text:p>LaSalle Landing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19</text:p>
          </table:table-cell>
          <table:table-cell table:number-columns-repeated="23"/>
          <table:table-cell table:style-name="ce1" office:value-type="string" calcext:value-type="string">
            <text:p>1</text:p>
          </table:table-cell>
          <table:table-cell table:number-columns-repeated="18"/>
          <table:table-cell table:style-name="ce1" office:value-type="string" calcext:value-type="string">
            <text:p>1</text:p>
          </table:table-cell>
          <table:table-cell/>
          <table:table-cell office:value-type="string" calcext:value-type="string">
            <text:p>2800 Portage</text:p>
            <text:p>South Bend, Indiana 46619</text:p>
            <text:p>(41.66817885200004, -86.32130867999996)</text:p>
          </table:table-cell>
          <table:table-cell table:formula="of:=LEFT([.$AV26];SEARCH(&quot;\n&quot;;[.$AV26])-1)" office:value-type="string" office:string-value="2800 Portage" calcext:value-type="string">
            <text:p>2800 Portage</text:p>
          </table:table-cell>
          <table:table-cell table:formula="of:=MID([.$AV26];SEARCH(&quot;\n&quot;;[.$AV26])+1;SEARCH(&quot;,&quot;;[.$AV26])-SEARCH(&quot;\n&quot;;[.$AV26])-1)" office:value-type="string" office:string-value="South Bend" calcext:value-type="string">
            <text:p>South Bend</text:p>
          </table:table-cell>
          <table:table-cell table:formula="of:=MID([.$AV26];SEARCH(&quot;,&quot;;[.$AV26])+2;SEARCH(&quot;\n&quot;;[.$AV26];SEARCH(&quot;,&quot;;[.$AV26]))-8-SEARCH(&quot;,&quot;;[.$AV26]))" office:value-type="string" office:string-value="Indiana" calcext:value-type="string">
            <text:p>Indiana</text:p>
          </table:table-cell>
          <table:table-cell table:formula="of:=MID([.$AV26];SEARCH(&quot;(&quot;;[.$AV26])-6;5)" office:value-type="string" office:string-value="46619" calcext:value-type="string">
            <text:p>46619</text:p>
          </table:table-cell>
          <table:table-cell table:formula="of:=MID([.$AV26];SEARCH(&quot;(&quot;;[.$AV26])+1;SEARCH(&quot;,&quot;;[.$AV26];SEARCH(&quot;(&quot;;[.$AV26]))-SEARCH(&quot;(&quot;;[.$AV26])-1)" office:value-type="string" office:string-value="41.66817885200004" calcext:value-type="string">
            <text:p>41.66817885200004</text:p>
          </table:table-cell>
          <table:table-cell table:formula="of:=MID([.$AV26];SEARCH(&quot;,&quot;;[.$AV26];SEARCH(&quot;(&quot;;[.$AV26]))+2;SEARCH(&quot;)&quot;;[.$AV26])-2-SEARCH(&quot;,&quot;;[.$AV26];SEARCH(&quot;(&quot;;[.$AV26])))" office:value-type="string" office:string-value="-86.32130867999996" calcext:value-type="string">
            <text:p>-86.32130867999996</text:p>
          </table:table-cell>
        </table:table-row>
        <table:table-row table:style-name="ro2">
          <table:table-cell office:value-type="string" calcext:value-type="string">
            <text:p>LaSalle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19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3"/>
          <table:table-cell table:number-columns-repeated="2" table:style-name="ce1" office:value-type="string" calcext:value-type="string">
            <text:p>1</text:p>
          </table:table-cell>
          <table:table-cell table:number-columns-repeated="4"/>
          <table:table-cell table:number-columns-repeated="2" table:style-name="ce1" office:value-type="string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3419 W. Washington</text:p>
            <text:p>South Bend, Indiana 46619</text:p>
            <text:p>(41.675609146000056, -86.29558580599996)</text:p>
          </table:table-cell>
          <table:table-cell table:formula="of:=LEFT([.$AV27];SEARCH(&quot;\n&quot;;[.$AV27])-1)" office:value-type="string" office:string-value="3419 W. Washington" calcext:value-type="string">
            <text:p>3419 W. Washington</text:p>
          </table:table-cell>
          <table:table-cell table:formula="of:=MID([.$AV27];SEARCH(&quot;\n&quot;;[.$AV27])+1;SEARCH(&quot;,&quot;;[.$AV27])-SEARCH(&quot;\n&quot;;[.$AV27])-1)" office:value-type="string" office:string-value="South Bend" calcext:value-type="string">
            <text:p>South Bend</text:p>
          </table:table-cell>
          <table:table-cell table:formula="of:=MID([.$AV27];SEARCH(&quot;,&quot;;[.$AV27])+2;SEARCH(&quot;\n&quot;;[.$AV27];SEARCH(&quot;,&quot;;[.$AV27]))-8-SEARCH(&quot;,&quot;;[.$AV27]))" office:value-type="string" office:string-value="Indiana" calcext:value-type="string">
            <text:p>Indiana</text:p>
          </table:table-cell>
          <table:table-cell table:formula="of:=MID([.$AV27];SEARCH(&quot;(&quot;;[.$AV27])-6;5)" office:value-type="string" office:string-value="46619" calcext:value-type="string">
            <text:p>46619</text:p>
          </table:table-cell>
          <table:table-cell table:formula="of:=MID([.$AV27];SEARCH(&quot;(&quot;;[.$AV27])+1;SEARCH(&quot;,&quot;;[.$AV27];SEARCH(&quot;(&quot;;[.$AV27]))-SEARCH(&quot;(&quot;;[.$AV27])-1)" office:value-type="string" office:string-value="41.675609146000056" calcext:value-type="string">
            <text:p>41.675609146000056</text:p>
          </table:table-cell>
          <table:table-cell table:formula="of:=MID([.$AV27];SEARCH(&quot;,&quot;;[.$AV27];SEARCH(&quot;(&quot;;[.$AV27]))+2;SEARCH(&quot;)&quot;;[.$AV27])-2-SEARCH(&quot;,&quot;;[.$AV27];SEARCH(&quot;(&quot;;[.$AV27])))" office:value-type="string" office:string-value="-86.29558580599996" calcext:value-type="string">
            <text:p>-86.29558580599996</text:p>
          </table:table-cell>
        </table:table-row>
        <table:table-row table:style-name="ro2">
          <table:table-cell office:value-type="string" calcext:value-type="string">
            <text:p>Leeper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16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 table:number-columns-repeated="3"/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15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/>
          <table:table-cell office:value-type="string" calcext:value-type="string">
            <text:p>820 N. Michigan St.</text:p>
            <text:p>South Bend, Indiana 46616</text:p>
            <text:p>(41.68530211500007, -86.25049424399998)</text:p>
          </table:table-cell>
          <table:table-cell table:formula="of:=LEFT([.$AV28];SEARCH(&quot;\n&quot;;[.$AV28])-1)" office:value-type="string" office:string-value="820 N. Michigan St." calcext:value-type="string">
            <text:p>820 N. Michigan St.</text:p>
          </table:table-cell>
          <table:table-cell table:formula="of:=MID([.$AV28];SEARCH(&quot;\n&quot;;[.$AV28])+1;SEARCH(&quot;,&quot;;[.$AV28])-SEARCH(&quot;\n&quot;;[.$AV28])-1)" office:value-type="string" office:string-value="South Bend" calcext:value-type="string">
            <text:p>South Bend</text:p>
          </table:table-cell>
          <table:table-cell table:formula="of:=MID([.$AV28];SEARCH(&quot;,&quot;;[.$AV28])+2;SEARCH(&quot;\n&quot;;[.$AV28];SEARCH(&quot;,&quot;;[.$AV28]))-8-SEARCH(&quot;,&quot;;[.$AV28]))" office:value-type="string" office:string-value="Indiana" calcext:value-type="string">
            <text:p>Indiana</text:p>
          </table:table-cell>
          <table:table-cell table:formula="of:=MID([.$AV28];SEARCH(&quot;(&quot;;[.$AV28])-6;5)" office:value-type="string" office:string-value="46616" calcext:value-type="string">
            <text:p>46616</text:p>
          </table:table-cell>
          <table:table-cell table:formula="of:=MID([.$AV28];SEARCH(&quot;(&quot;;[.$AV28])+1;SEARCH(&quot;,&quot;;[.$AV28];SEARCH(&quot;(&quot;;[.$AV28]))-SEARCH(&quot;(&quot;;[.$AV28])-1)" office:value-type="string" office:string-value="41.68530211500007" calcext:value-type="string">
            <text:p>41.68530211500007</text:p>
          </table:table-cell>
          <table:table-cell table:formula="of:=MID([.$AV28];SEARCH(&quot;,&quot;;[.$AV28];SEARCH(&quot;(&quot;;[.$AV28]))+2;SEARCH(&quot;)&quot;;[.$AV28])-2-SEARCH(&quot;,&quot;;[.$AV28];SEARCH(&quot;(&quot;;[.$AV28])))" office:value-type="string" office:string-value="-86.25049424399998" calcext:value-type="string">
            <text:p>-86.25049424399998</text:p>
          </table:table-cell>
        </table:table-row>
        <table:table-row table:style-name="ro2">
          <table:table-cell office:value-type="string" calcext:value-type="string">
            <text:p>Lincoln Plaza Mini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28</text:p>
          </table:table-cell>
          <table:table-cell table:number-columns-repeated="44"/>
          <table:table-cell office:value-type="string" calcext:value-type="string">
            <text:p>1601 Ryer St.</text:p>
            <text:p>South Bend, Indiana 46628</text:p>
            <text:p>(41.69606624900007, -86.29728166299998)</text:p>
          </table:table-cell>
          <table:table-cell table:formula="of:=LEFT([.$AV29];SEARCH(&quot;\n&quot;;[.$AV29])-1)" office:value-type="string" office:string-value="1601 Ryer St." calcext:value-type="string">
            <text:p>1601 Ryer St.</text:p>
          </table:table-cell>
          <table:table-cell table:formula="of:=MID([.$AV29];SEARCH(&quot;\n&quot;;[.$AV29])+1;SEARCH(&quot;,&quot;;[.$AV29])-SEARCH(&quot;\n&quot;;[.$AV29])-1)" office:value-type="string" office:string-value="South Bend" calcext:value-type="string">
            <text:p>South Bend</text:p>
          </table:table-cell>
          <table:table-cell table:formula="of:=MID([.$AV29];SEARCH(&quot;,&quot;;[.$AV29])+2;SEARCH(&quot;\n&quot;;[.$AV29];SEARCH(&quot;,&quot;;[.$AV29]))-8-SEARCH(&quot;,&quot;;[.$AV29]))" office:value-type="string" office:string-value="Indiana" calcext:value-type="string">
            <text:p>Indiana</text:p>
          </table:table-cell>
          <table:table-cell table:formula="of:=MID([.$AV29];SEARCH(&quot;(&quot;;[.$AV29])-6;5)" office:value-type="string" office:string-value="46628" calcext:value-type="string">
            <text:p>46628</text:p>
          </table:table-cell>
          <table:table-cell table:formula="of:=MID([.$AV29];SEARCH(&quot;(&quot;;[.$AV29])+1;SEARCH(&quot;,&quot;;[.$AV29];SEARCH(&quot;(&quot;;[.$AV29]))-SEARCH(&quot;(&quot;;[.$AV29])-1)" office:value-type="string" office:string-value="41.69606624900007" calcext:value-type="string">
            <text:p>41.69606624900007</text:p>
          </table:table-cell>
          <table:table-cell table:formula="of:=MID([.$AV29];SEARCH(&quot;,&quot;;[.$AV29];SEARCH(&quot;(&quot;;[.$AV29]))+2;SEARCH(&quot;)&quot;;[.$AV29])-2-SEARCH(&quot;,&quot;;[.$AV29];SEARCH(&quot;(&quot;;[.$AV29])))" office:value-type="string" office:string-value="-86.29728166299998" calcext:value-type="string">
            <text:p>-86.29728166299998</text:p>
          </table:table-cell>
        </table:table-row>
        <table:table-row table:style-name="ro2">
          <table:table-cell office:value-type="string" calcext:value-type="string">
            <text:p>Marshall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4</text:p>
          </table:table-cell>
          <table:table-cell table:number-columns-repeated="3"/>
          <table:table-cell table:style-name="ce1" office:value-type="string" calcext:value-type="string">
            <text:p>2</text:p>
          </table:table-cell>
          <table:table-cell table:number-columns-repeated="15"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3725 Springbrook</text:p>
            <text:p>South Bend, Indiana 46614</text:p>
            <text:p>(41.63666075300006, -86.22310960499999)</text:p>
          </table:table-cell>
          <table:table-cell table:formula="of:=LEFT([.$AV30];SEARCH(&quot;\n&quot;;[.$AV30])-1)" office:value-type="string" office:string-value="3725 Springbrook" calcext:value-type="string">
            <text:p>3725 Springbrook</text:p>
          </table:table-cell>
          <table:table-cell table:formula="of:=MID([.$AV30];SEARCH(&quot;\n&quot;;[.$AV30])+1;SEARCH(&quot;,&quot;;[.$AV30])-SEARCH(&quot;\n&quot;;[.$AV30])-1)" office:value-type="string" office:string-value="South Bend" calcext:value-type="string">
            <text:p>South Bend</text:p>
          </table:table-cell>
          <table:table-cell table:formula="of:=MID([.$AV30];SEARCH(&quot;,&quot;;[.$AV30])+2;SEARCH(&quot;\n&quot;;[.$AV30];SEARCH(&quot;,&quot;;[.$AV30]))-8-SEARCH(&quot;,&quot;;[.$AV30]))" office:value-type="string" office:string-value="Indiana" calcext:value-type="string">
            <text:p>Indiana</text:p>
          </table:table-cell>
          <table:table-cell table:formula="of:=MID([.$AV30];SEARCH(&quot;(&quot;;[.$AV30])-6;5)" office:value-type="string" office:string-value="46614" calcext:value-type="string">
            <text:p>46614</text:p>
          </table:table-cell>
          <table:table-cell table:formula="of:=MID([.$AV30];SEARCH(&quot;(&quot;;[.$AV30])+1;SEARCH(&quot;,&quot;;[.$AV30];SEARCH(&quot;(&quot;;[.$AV30]))-SEARCH(&quot;(&quot;;[.$AV30])-1)" office:value-type="string" office:string-value="41.63666075300006" calcext:value-type="string">
            <text:p>41.63666075300006</text:p>
          </table:table-cell>
          <table:table-cell table:formula="of:=MID([.$AV30];SEARCH(&quot;,&quot;;[.$AV30];SEARCH(&quot;(&quot;;[.$AV30]))+2;SEARCH(&quot;)&quot;;[.$AV30])-2-SEARCH(&quot;,&quot;;[.$AV30];SEARCH(&quot;(&quot;;[.$AV30])))" office:value-type="string" office:string-value="-86.22310960499999" calcext:value-type="string">
            <text:p>-86.22310960499999</text:p>
          </table:table-cell>
        </table:table-row>
        <table:table-row table:style-name="ro2">
          <table:table-cell office:value-type="string" calcext:value-type="string">
            <text:p>Martin Luther King Jr.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28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16"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522 W. Linden Avenue</text:p>
            <text:p>South Bend, Indiana 46628</text:p>
            <text:p>(41.67938320400003, -86.27417084499996)</text:p>
          </table:table-cell>
          <table:table-cell table:formula="of:=LEFT([.$AV31];SEARCH(&quot;\n&quot;;[.$AV31])-1)" office:value-type="string" office:string-value="1522 W. Linden Avenue" calcext:value-type="string">
            <text:p>1522 W. Linden Avenue</text:p>
          </table:table-cell>
          <table:table-cell table:formula="of:=MID([.$AV31];SEARCH(&quot;\n&quot;;[.$AV31])+1;SEARCH(&quot;,&quot;;[.$AV31])-SEARCH(&quot;\n&quot;;[.$AV31])-1)" office:value-type="string" office:string-value="South Bend" calcext:value-type="string">
            <text:p>South Bend</text:p>
          </table:table-cell>
          <table:table-cell table:formula="of:=MID([.$AV31];SEARCH(&quot;,&quot;;[.$AV31])+2;SEARCH(&quot;\n&quot;;[.$AV31];SEARCH(&quot;,&quot;;[.$AV31]))-8-SEARCH(&quot;,&quot;;[.$AV31]))" office:value-type="string" office:string-value="Indiana" calcext:value-type="string">
            <text:p>Indiana</text:p>
          </table:table-cell>
          <table:table-cell table:formula="of:=MID([.$AV31];SEARCH(&quot;(&quot;;[.$AV31])-6;5)" office:value-type="string" office:string-value="46628" calcext:value-type="string">
            <text:p>46628</text:p>
          </table:table-cell>
          <table:table-cell table:formula="of:=MID([.$AV31];SEARCH(&quot;(&quot;;[.$AV31])+1;SEARCH(&quot;,&quot;;[.$AV31];SEARCH(&quot;(&quot;;[.$AV31]))-SEARCH(&quot;(&quot;;[.$AV31])-1)" office:value-type="string" office:string-value="41.67938320400003" calcext:value-type="string">
            <text:p>41.67938320400003</text:p>
          </table:table-cell>
          <table:table-cell table:formula="of:=MID([.$AV31];SEARCH(&quot;,&quot;;[.$AV31];SEARCH(&quot;(&quot;;[.$AV31]))+2;SEARCH(&quot;)&quot;;[.$AV31])-2-SEARCH(&quot;,&quot;;[.$AV31];SEARCH(&quot;(&quot;;[.$AV31])))" office:value-type="string" office:string-value="-86.27417084499996" calcext:value-type="string">
            <text:p>-86.27417084499996</text:p>
          </table:table-cell>
        </table:table-row>
        <table:table-row table:style-name="ro2">
          <table:table-cell office:value-type="string" calcext:value-type="string">
            <text:p>Muessel Grove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28</text:p>
          </table:table-cell>
          <table:table-cell table:number-columns-repeated="3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16"/>
          <table:table-cell table:style-name="ce1" office:value-type="string" calcext:value-type="string">
            <text:p>1</text:p>
          </table:table-cell>
          <table:table-cell table:number-columns-repeated="9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200 Wilbur Street</text:p>
            <text:p>South Bend, Indiana 46628</text:p>
            <text:p>(41.69094202300005, -86.27398315899995)</text:p>
          </table:table-cell>
          <table:table-cell table:formula="of:=LEFT([.$AV32];SEARCH(&quot;\n&quot;;[.$AV32])-1)" office:value-type="string" office:string-value="1200 Wilbur Street" calcext:value-type="string">
            <text:p>1200 Wilbur Street</text:p>
          </table:table-cell>
          <table:table-cell table:formula="of:=MID([.$AV32];SEARCH(&quot;\n&quot;;[.$AV32])+1;SEARCH(&quot;,&quot;;[.$AV32])-SEARCH(&quot;\n&quot;;[.$AV32])-1)" office:value-type="string" office:string-value="South Bend" calcext:value-type="string">
            <text:p>South Bend</text:p>
          </table:table-cell>
          <table:table-cell table:formula="of:=MID([.$AV32];SEARCH(&quot;,&quot;;[.$AV32])+2;SEARCH(&quot;\n&quot;;[.$AV32];SEARCH(&quot;,&quot;;[.$AV32]))-8-SEARCH(&quot;,&quot;;[.$AV32]))" office:value-type="string" office:string-value="Indiana" calcext:value-type="string">
            <text:p>Indiana</text:p>
          </table:table-cell>
          <table:table-cell table:formula="of:=MID([.$AV32];SEARCH(&quot;(&quot;;[.$AV32])-6;5)" office:value-type="string" office:string-value="46628" calcext:value-type="string">
            <text:p>46628</text:p>
          </table:table-cell>
          <table:table-cell table:formula="of:=MID([.$AV32];SEARCH(&quot;(&quot;;[.$AV32])+1;SEARCH(&quot;,&quot;;[.$AV32];SEARCH(&quot;(&quot;;[.$AV32]))-SEARCH(&quot;(&quot;;[.$AV32])-1)" office:value-type="string" office:string-value="41.69094202300005" calcext:value-type="string">
            <text:p>41.69094202300005</text:p>
          </table:table-cell>
          <table:table-cell table:formula="of:=MID([.$AV32];SEARCH(&quot;,&quot;;[.$AV32];SEARCH(&quot;(&quot;;[.$AV32]))+2;SEARCH(&quot;)&quot;;[.$AV32])-2-SEARCH(&quot;,&quot;;[.$AV32];SEARCH(&quot;(&quot;;[.$AV32])))" office:value-type="string" office:string-value="-86.27398315899995" calcext:value-type="string">
            <text:p>-86.27398315899995</text:p>
          </table:table-cell>
        </table:table-row>
        <table:table-row table:style-name="ro2">
          <table:table-cell office:value-type="string" calcext:value-type="string">
            <text:p>Newman Recreation Center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5</text:p>
          </table:table-cell>
          <table:table-cell table:number-columns-repeated="44"/>
          <table:table-cell office:value-type="string" calcext:value-type="string">
            <text:p>727 S. Eddy St.</text:p>
            <text:p>South Bend, Indiana 46615</text:p>
            <text:p>(41.68508008500004, -86.23537697299997)</text:p>
          </table:table-cell>
          <table:table-cell table:formula="of:=LEFT([.$AV33];SEARCH(&quot;\n&quot;;[.$AV33])-1)" office:value-type="string" office:string-value="727 S. Eddy St." calcext:value-type="string">
            <text:p>727 S. Eddy St.</text:p>
          </table:table-cell>
          <table:table-cell table:formula="of:=MID([.$AV33];SEARCH(&quot;\n&quot;;[.$AV33])+1;SEARCH(&quot;,&quot;;[.$AV33])-SEARCH(&quot;\n&quot;;[.$AV33])-1)" office:value-type="string" office:string-value="South Bend" calcext:value-type="string">
            <text:p>South Bend</text:p>
          </table:table-cell>
          <table:table-cell table:formula="of:=MID([.$AV33];SEARCH(&quot;,&quot;;[.$AV33])+2;SEARCH(&quot;\n&quot;;[.$AV33];SEARCH(&quot;,&quot;;[.$AV33]))-8-SEARCH(&quot;,&quot;;[.$AV33]))" office:value-type="string" office:string-value="Indiana" calcext:value-type="string">
            <text:p>Indiana</text:p>
          </table:table-cell>
          <table:table-cell table:formula="of:=MID([.$AV33];SEARCH(&quot;(&quot;;[.$AV33])-6;5)" office:value-type="string" office:string-value="46615" calcext:value-type="string">
            <text:p>46615</text:p>
          </table:table-cell>
          <table:table-cell table:formula="of:=MID([.$AV33];SEARCH(&quot;(&quot;;[.$AV33])+1;SEARCH(&quot;,&quot;;[.$AV33];SEARCH(&quot;(&quot;;[.$AV33]))-SEARCH(&quot;(&quot;;[.$AV33])-1)" office:value-type="string" office:string-value="41.68508008500004" calcext:value-type="string">
            <text:p>41.68508008500004</text:p>
          </table:table-cell>
          <table:table-cell table:formula="of:=MID([.$AV33];SEARCH(&quot;,&quot;;[.$AV33];SEARCH(&quot;(&quot;;[.$AV33]))+2;SEARCH(&quot;)&quot;;[.$AV33])-2-SEARCH(&quot;,&quot;;[.$AV33];SEARCH(&quot;(&quot;;[.$AV33])))" office:value-type="string" office:string-value="-86.23537697299997" calcext:value-type="string">
            <text:p>-86.23537697299997</text:p>
          </table:table-cell>
        </table:table-row>
        <table:table-row table:style-name="ro2">
          <table:table-cell office:value-type="string" calcext:value-type="string">
            <text:p>Nokomis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17</text:p>
          </table:table-cell>
          <table:table-cell table:number-columns-repeated="28"/>
          <table:table-cell table:style-name="ce1"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310 Wakewa</text:p>
            <text:p>South Bend, Indiana 46617</text:p>
            <text:p>(41.69005327200006, -86.25416943199997)</text:p>
          </table:table-cell>
          <table:table-cell table:formula="of:=LEFT([.$AV34];SEARCH(&quot;\n&quot;;[.$AV34])-1)" office:value-type="string" office:string-value="310 Wakewa" calcext:value-type="string">
            <text:p>310 Wakewa</text:p>
          </table:table-cell>
          <table:table-cell table:formula="of:=MID([.$AV34];SEARCH(&quot;\n&quot;;[.$AV34])+1;SEARCH(&quot;,&quot;;[.$AV34])-SEARCH(&quot;\n&quot;;[.$AV34])-1)" office:value-type="string" office:string-value="South Bend" calcext:value-type="string">
            <text:p>South Bend</text:p>
          </table:table-cell>
          <table:table-cell table:formula="of:=MID([.$AV34];SEARCH(&quot;,&quot;;[.$AV34])+2;SEARCH(&quot;\n&quot;;[.$AV34];SEARCH(&quot;,&quot;;[.$AV34]))-8-SEARCH(&quot;,&quot;;[.$AV34]))" office:value-type="string" office:string-value="Indiana" calcext:value-type="string">
            <text:p>Indiana</text:p>
          </table:table-cell>
          <table:table-cell table:formula="of:=MID([.$AV34];SEARCH(&quot;(&quot;;[.$AV34])-6;5)" office:value-type="string" office:string-value="46617" calcext:value-type="string">
            <text:p>46617</text:p>
          </table:table-cell>
          <table:table-cell table:formula="of:=MID([.$AV34];SEARCH(&quot;(&quot;;[.$AV34])+1;SEARCH(&quot;,&quot;;[.$AV34];SEARCH(&quot;(&quot;;[.$AV34]))-SEARCH(&quot;(&quot;;[.$AV34])-1)" office:value-type="string" office:string-value="41.69005327200006" calcext:value-type="string">
            <text:p>41.69005327200006</text:p>
          </table:table-cell>
          <table:table-cell table:formula="of:=MID([.$AV34];SEARCH(&quot;,&quot;;[.$AV34];SEARCH(&quot;(&quot;;[.$AV34]))+2;SEARCH(&quot;)&quot;;[.$AV34])-2-SEARCH(&quot;,&quot;;[.$AV34];SEARCH(&quot;(&quot;;[.$AV34])))" office:value-type="string" office:string-value="-86.25416943199997" calcext:value-type="string">
            <text:p>-86.25416943199997</text:p>
          </table:table-cell>
        </table:table-row>
        <table:table-row table:style-name="ro2">
          <table:table-cell office:value-type="string" calcext:value-type="string">
            <text:p>Northside Blvd. Riverwal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17</text:p>
          </table:table-cell>
          <table:table-cell table:number-columns-repeated="25"/>
          <table:table-cell table:style-name="ce1" office:value-type="string" calcext:value-type="string">
            <text:p>1</text:p>
          </table:table-cell>
          <table:table-cell table:number-columns-repeated="15"/>
          <table:table-cell table:style-name="ce1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350 Northside Blvd</text:p>
            <text:p>South Bend, Indiana 46617</text:p>
            <text:p>(41.66133958500046, -86.22912509399964)</text:p>
          </table:table-cell>
          <table:table-cell table:formula="of:=LEFT([.$AV35];SEARCH(&quot;\n&quot;;[.$AV35])-1)" office:value-type="string" office:string-value="1350 Northside Blvd" calcext:value-type="string">
            <text:p>1350 Northside Blvd</text:p>
          </table:table-cell>
          <table:table-cell table:formula="of:=MID([.$AV35];SEARCH(&quot;\n&quot;;[.$AV35])+1;SEARCH(&quot;,&quot;;[.$AV35])-SEARCH(&quot;\n&quot;;[.$AV35])-1)" office:value-type="string" office:string-value="South Bend" calcext:value-type="string">
            <text:p>South Bend</text:p>
          </table:table-cell>
          <table:table-cell table:formula="of:=MID([.$AV35];SEARCH(&quot;,&quot;;[.$AV35])+2;SEARCH(&quot;\n&quot;;[.$AV35];SEARCH(&quot;,&quot;;[.$AV35]))-8-SEARCH(&quot;,&quot;;[.$AV35]))" office:value-type="string" office:string-value="Indiana" calcext:value-type="string">
            <text:p>Indiana</text:p>
          </table:table-cell>
          <table:table-cell table:formula="of:=MID([.$AV35];SEARCH(&quot;(&quot;;[.$AV35])-6;5)" office:value-type="string" office:string-value="46617" calcext:value-type="string">
            <text:p>46617</text:p>
          </table:table-cell>
          <table:table-cell table:formula="of:=MID([.$AV35];SEARCH(&quot;(&quot;;[.$AV35])+1;SEARCH(&quot;,&quot;;[.$AV35];SEARCH(&quot;(&quot;;[.$AV35]))-SEARCH(&quot;(&quot;;[.$AV35])-1)" office:value-type="string" office:string-value="41.66133958500046" calcext:value-type="string">
            <text:p>41.66133958500046</text:p>
          </table:table-cell>
          <table:table-cell table:formula="of:=MID([.$AV35];SEARCH(&quot;,&quot;;[.$AV35];SEARCH(&quot;(&quot;;[.$AV35]))+2;SEARCH(&quot;)&quot;;[.$AV35])-2-SEARCH(&quot;,&quot;;[.$AV35];SEARCH(&quot;(&quot;;[.$AV35])))" office:value-type="string" office:string-value="-86.22912509399964" calcext:value-type="string">
            <text:p>-86.22912509399964</text:p>
          </table:table-cell>
        </table:table-row>
        <table:table-row table:style-name="ro2">
          <table:table-cell office:value-type="string" calcext:value-type="string">
            <text:p>O'Brien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4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7"/>
          <table:table-cell table:style-name="ce1" office:value-type="string" calcext:value-type="string">
            <text:p>2</text:p>
          </table:table-cell>
          <table:table-cell table:number-columns-repeated="3"/>
          <table:table-cell table:number-columns-repeated="3" table:style-name="ce1"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321 Walter Street</text:p>
            <text:p>South Bend, Indiana 46614</text:p>
            <text:p>(41.63101198200047, -86.24687887099964)</text:p>
          </table:table-cell>
          <table:table-cell table:formula="of:=LEFT([.$AV36];SEARCH(&quot;\n&quot;;[.$AV36])-1)" office:value-type="string" office:string-value="321 Walter Street" calcext:value-type="string">
            <text:p>321 Walter Street</text:p>
          </table:table-cell>
          <table:table-cell table:formula="of:=MID([.$AV36];SEARCH(&quot;\n&quot;;[.$AV36])+1;SEARCH(&quot;,&quot;;[.$AV36])-SEARCH(&quot;\n&quot;;[.$AV36])-1)" office:value-type="string" office:string-value="South Bend" calcext:value-type="string">
            <text:p>South Bend</text:p>
          </table:table-cell>
          <table:table-cell table:formula="of:=MID([.$AV36];SEARCH(&quot;,&quot;;[.$AV36])+2;SEARCH(&quot;\n&quot;;[.$AV36];SEARCH(&quot;,&quot;;[.$AV36]))-8-SEARCH(&quot;,&quot;;[.$AV36]))" office:value-type="string" office:string-value="Indiana" calcext:value-type="string">
            <text:p>Indiana</text:p>
          </table:table-cell>
          <table:table-cell table:formula="of:=MID([.$AV36];SEARCH(&quot;(&quot;;[.$AV36])-6;5)" office:value-type="string" office:string-value="46614" calcext:value-type="string">
            <text:p>46614</text:p>
          </table:table-cell>
          <table:table-cell table:formula="of:=MID([.$AV36];SEARCH(&quot;(&quot;;[.$AV36])+1;SEARCH(&quot;,&quot;;[.$AV36];SEARCH(&quot;(&quot;;[.$AV36]))-SEARCH(&quot;(&quot;;[.$AV36])-1)" office:value-type="string" office:string-value="41.63101198200047" calcext:value-type="string">
            <text:p>41.63101198200047</text:p>
          </table:table-cell>
          <table:table-cell table:formula="of:=MID([.$AV36];SEARCH(&quot;,&quot;;[.$AV36];SEARCH(&quot;(&quot;;[.$AV36]))+2;SEARCH(&quot;)&quot;;[.$AV36])-2-SEARCH(&quot;,&quot;;[.$AV36];SEARCH(&quot;(&quot;;[.$AV36])))" office:value-type="string" office:string-value="-86.24687887099964" calcext:value-type="string">
            <text:p>-86.24687887099964</text:p>
          </table:table-cell>
        </table:table-row>
        <table:table-row table:style-name="ro2">
          <table:table-cell office:value-type="string" calcext:value-type="string">
            <text:p>Parkovash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17</text:p>
          </table:table-cell>
          <table:table-cell table:number-columns-repeated="31"/>
          <table:table-cell table:style-name="ce1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215 Parkovash Avenue</text:p>
            <text:p>South Bend, Indiana 46617</text:p>
            <text:p>(41.69207437700004, -86.25274700299997)</text:p>
          </table:table-cell>
          <table:table-cell table:formula="of:=LEFT([.$AV37];SEARCH(&quot;\n&quot;;[.$AV37])-1)" office:value-type="string" office:string-value="215 Parkovash Avenue" calcext:value-type="string">
            <text:p>215 Parkovash Avenue</text:p>
          </table:table-cell>
          <table:table-cell table:formula="of:=MID([.$AV37];SEARCH(&quot;\n&quot;;[.$AV37])+1;SEARCH(&quot;,&quot;;[.$AV37])-SEARCH(&quot;\n&quot;;[.$AV37])-1)" office:value-type="string" office:string-value="South Bend" calcext:value-type="string">
            <text:p>South Bend</text:p>
          </table:table-cell>
          <table:table-cell table:formula="of:=MID([.$AV37];SEARCH(&quot;,&quot;;[.$AV37])+2;SEARCH(&quot;\n&quot;;[.$AV37];SEARCH(&quot;,&quot;;[.$AV37]))-8-SEARCH(&quot;,&quot;;[.$AV37]))" office:value-type="string" office:string-value="Indiana" calcext:value-type="string">
            <text:p>Indiana</text:p>
          </table:table-cell>
          <table:table-cell table:formula="of:=MID([.$AV37];SEARCH(&quot;(&quot;;[.$AV37])-6;5)" office:value-type="string" office:string-value="46617" calcext:value-type="string">
            <text:p>46617</text:p>
          </table:table-cell>
          <table:table-cell table:formula="of:=MID([.$AV37];SEARCH(&quot;(&quot;;[.$AV37])+1;SEARCH(&quot;,&quot;;[.$AV37];SEARCH(&quot;(&quot;;[.$AV37]))-SEARCH(&quot;(&quot;;[.$AV37])-1)" office:value-type="string" office:string-value="41.69207437700004" calcext:value-type="string">
            <text:p>41.69207437700004</text:p>
          </table:table-cell>
          <table:table-cell table:formula="of:=MID([.$AV37];SEARCH(&quot;,&quot;;[.$AV37];SEARCH(&quot;(&quot;;[.$AV37]))+2;SEARCH(&quot;)&quot;;[.$AV37])-2-SEARCH(&quot;,&quot;;[.$AV37];SEARCH(&quot;(&quot;;[.$AV37])))" office:value-type="string" office:string-value="-86.25274700299997" calcext:value-type="string">
            <text:p>-86.25274700299997</text:p>
          </table:table-cell>
        </table:table-row>
        <table:table-row table:style-name="ro2">
          <table:table-cell office:value-type="string" calcext:value-type="string">
            <text:p>Pier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01</text:p>
          </table:table-cell>
          <table:table-cell table:number-columns-repeated="25"/>
          <table:table-cell table:style-name="ce1" office:value-type="string" calcext:value-type="string">
            <text:p>1</text:p>
          </table:table-cell>
          <table:table-cell table:number-columns-repeated="2"/>
          <table:table-cell table:number-columns-repeated="2"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124 N. St. Joseph Street</text:p>
            <text:p>South Bend, Indiana 46601</text:p>
            <text:p>(41.67679989700008, -86.24872927799998)</text:p>
          </table:table-cell>
          <table:table-cell table:formula="of:=LEFT([.$AV38];SEARCH(&quot;\n&quot;;[.$AV38])-1)" office:value-type="string" office:string-value="124 N. St. Joseph Street" calcext:value-type="string">
            <text:p>124 N. St. Joseph Street</text:p>
          </table:table-cell>
          <table:table-cell table:formula="of:=MID([.$AV38];SEARCH(&quot;\n&quot;;[.$AV38])+1;SEARCH(&quot;,&quot;;[.$AV38])-SEARCH(&quot;\n&quot;;[.$AV38])-1)" office:value-type="string" office:string-value="South Bend" calcext:value-type="string">
            <text:p>South Bend</text:p>
          </table:table-cell>
          <table:table-cell table:formula="of:=MID([.$AV38];SEARCH(&quot;,&quot;;[.$AV38])+2;SEARCH(&quot;\n&quot;;[.$AV38];SEARCH(&quot;,&quot;;[.$AV38]))-8-SEARCH(&quot;,&quot;;[.$AV38]))" office:value-type="string" office:string-value="Indiana" calcext:value-type="string">
            <text:p>Indiana</text:p>
          </table:table-cell>
          <table:table-cell table:formula="of:=MID([.$AV38];SEARCH(&quot;(&quot;;[.$AV38])-6;5)" office:value-type="string" office:string-value="46601" calcext:value-type="string">
            <text:p>46601</text:p>
          </table:table-cell>
          <table:table-cell table:formula="of:=MID([.$AV38];SEARCH(&quot;(&quot;;[.$AV38])+1;SEARCH(&quot;,&quot;;[.$AV38];SEARCH(&quot;(&quot;;[.$AV38]))-SEARCH(&quot;(&quot;;[.$AV38])-1)" office:value-type="string" office:string-value="41.67679989700008" calcext:value-type="string">
            <text:p>41.67679989700008</text:p>
          </table:table-cell>
          <table:table-cell table:formula="of:=MID([.$AV38];SEARCH(&quot;,&quot;;[.$AV38];SEARCH(&quot;(&quot;;[.$AV38]))+2;SEARCH(&quot;)&quot;;[.$AV38])-2-SEARCH(&quot;,&quot;;[.$AV38];SEARCH(&quot;(&quot;;[.$AV38])))" office:value-type="string" office:string-value="-86.24872927799998" calcext:value-type="string">
            <text:p>-86.24872927799998</text:p>
          </table:table-cell>
        </table:table-row>
        <table:table-row table:style-name="ro2">
          <table:table-cell office:value-type="string" calcext:value-type="string">
            <text:p>Pinhook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16</text:p>
          </table:table-cell>
          <table:table-cell table:number-columns-repeated="15"/>
          <table:table-cell table:style-name="ce1" office:value-type="string" calcext:value-type="string">
            <text:p>1</text:p>
          </table:table-cell>
          <table:table-cell table:number-columns-repeated="8"/>
          <table:table-cell table:number-columns-repeated="2" table:style-name="ce1"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</text:p>
          </table:table-cell>
          <table:table-cell/>
          <table:table-cell office:value-type="string" calcext:value-type="string">
            <text:p>2801 Riverside Drive</text:p>
            <text:p>South Bend, Indiana 46616</text:p>
            <text:p>(41.713873929000044, -86.27120318999994)</text:p>
          </table:table-cell>
          <table:table-cell table:formula="of:=LEFT([.$AV39];SEARCH(&quot;\n&quot;;[.$AV39])-1)" office:value-type="string" office:string-value="2801 Riverside Drive" calcext:value-type="string">
            <text:p>2801 Riverside Drive</text:p>
          </table:table-cell>
          <table:table-cell table:formula="of:=MID([.$AV39];SEARCH(&quot;\n&quot;;[.$AV39])+1;SEARCH(&quot;,&quot;;[.$AV39])-SEARCH(&quot;\n&quot;;[.$AV39])-1)" office:value-type="string" office:string-value="South Bend" calcext:value-type="string">
            <text:p>South Bend</text:p>
          </table:table-cell>
          <table:table-cell table:formula="of:=MID([.$AV39];SEARCH(&quot;,&quot;;[.$AV39])+2;SEARCH(&quot;\n&quot;;[.$AV39];SEARCH(&quot;,&quot;;[.$AV39]))-8-SEARCH(&quot;,&quot;;[.$AV39]))" office:value-type="string" office:string-value="Indiana" calcext:value-type="string">
            <text:p>Indiana</text:p>
          </table:table-cell>
          <table:table-cell table:formula="of:=MID([.$AV39];SEARCH(&quot;(&quot;;[.$AV39])-6;5)" office:value-type="string" office:string-value="46616" calcext:value-type="string">
            <text:p>46616</text:p>
          </table:table-cell>
          <table:table-cell table:formula="of:=MID([.$AV39];SEARCH(&quot;(&quot;;[.$AV39])+1;SEARCH(&quot;,&quot;;[.$AV39];SEARCH(&quot;(&quot;;[.$AV39]))-SEARCH(&quot;(&quot;;[.$AV39])-1)" office:value-type="string" office:string-value="41.713873929000044" calcext:value-type="string">
            <text:p>41.713873929000044</text:p>
          </table:table-cell>
          <table:table-cell table:formula="of:=MID([.$AV39];SEARCH(&quot;,&quot;;[.$AV39];SEARCH(&quot;(&quot;;[.$AV39]))+2;SEARCH(&quot;)&quot;;[.$AV39])-2-SEARCH(&quot;,&quot;;[.$AV39];SEARCH(&quot;(&quot;;[.$AV39])))" office:value-type="string" office:string-value="-86.27120318999994" calcext:value-type="string">
            <text:p>-86.27120318999994</text:p>
          </table:table-cell>
        </table:table-row>
        <table:table-row table:style-name="ro2">
          <table:table-cell office:value-type="string" calcext:value-type="string">
            <text:p>Plaza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01</text:p>
          </table:table-cell>
          <table:table-cell table:number-columns-repeated="25"/>
          <table:table-cell table:style-name="ce1" office:value-type="string" calcext:value-type="string">
            <text:p>1</text:p>
          </table:table-cell>
          <table:table-cell table:number-columns-repeated="15"/>
          <table:table-cell table:style-name="ce1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400 Columbia Street</text:p>
            <text:p>South Bend, Indiana 46601</text:p>
            <text:p>(41.67197971100006, -86.24572568399998)</text:p>
          </table:table-cell>
          <table:table-cell table:formula="of:=LEFT([.$AV40];SEARCH(&quot;\n&quot;;[.$AV40])-1)" office:value-type="string" office:string-value="400 Columbia Street" calcext:value-type="string">
            <text:p>400 Columbia Street</text:p>
          </table:table-cell>
          <table:table-cell table:formula="of:=MID([.$AV40];SEARCH(&quot;\n&quot;;[.$AV40])+1;SEARCH(&quot;,&quot;;[.$AV40])-SEARCH(&quot;\n&quot;;[.$AV40])-1)" office:value-type="string" office:string-value="South Bend" calcext:value-type="string">
            <text:p>South Bend</text:p>
          </table:table-cell>
          <table:table-cell table:formula="of:=MID([.$AV40];SEARCH(&quot;,&quot;;[.$AV40])+2;SEARCH(&quot;\n&quot;;[.$AV40];SEARCH(&quot;,&quot;;[.$AV40]))-8-SEARCH(&quot;,&quot;;[.$AV40]))" office:value-type="string" office:string-value="Indiana" calcext:value-type="string">
            <text:p>Indiana</text:p>
          </table:table-cell>
          <table:table-cell table:formula="of:=MID([.$AV40];SEARCH(&quot;(&quot;;[.$AV40])-6;5)" office:value-type="string" office:string-value="46601" calcext:value-type="string">
            <text:p>46601</text:p>
          </table:table-cell>
          <table:table-cell table:formula="of:=MID([.$AV40];SEARCH(&quot;(&quot;;[.$AV40])+1;SEARCH(&quot;,&quot;;[.$AV40];SEARCH(&quot;(&quot;;[.$AV40]))-SEARCH(&quot;(&quot;;[.$AV40])-1)" office:value-type="string" office:string-value="41.67197971100006" calcext:value-type="string">
            <text:p>41.67197971100006</text:p>
          </table:table-cell>
          <table:table-cell table:formula="of:=MID([.$AV40];SEARCH(&quot;,&quot;;[.$AV40];SEARCH(&quot;(&quot;;[.$AV40]))+2;SEARCH(&quot;)&quot;;[.$AV40])-2-SEARCH(&quot;,&quot;;[.$AV40];SEARCH(&quot;(&quot;;[.$AV40])))" office:value-type="string" office:string-value="-86.24572568399998" calcext:value-type="string">
            <text:p>-86.24572568399998</text:p>
          </table:table-cell>
        </table:table-row>
        <table:table-row table:style-name="ro2">
          <table:table-cell office:value-type="string" calcext:value-type="string">
            <text:p>Ponader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35</text:p>
          </table:table-cell>
          <table:table-cell table:number-columns-repeated="23"/>
          <table:table-cell table:number-columns-repeated="2" table:style-name="ce1" office:value-type="string" calcext:value-type="string">
            <text:p>1</text:p>
          </table:table-cell>
          <table:table-cell table:number-columns-repeated="19"/>
          <table:table-cell office:value-type="string" calcext:value-type="string">
            <text:p>54054 Maple Lane Avenue</text:p>
            <text:p>South Bend, Indiana 46635</text:p>
            <text:p>(41.70867075100006, -86.21386387099994)</text:p>
          </table:table-cell>
          <table:table-cell table:formula="of:=LEFT([.$AV41];SEARCH(&quot;\n&quot;;[.$AV41])-1)" office:value-type="string" office:string-value="54054 Maple Lane Avenue" calcext:value-type="string">
            <text:p>54054 Maple Lane Avenue</text:p>
          </table:table-cell>
          <table:table-cell table:formula="of:=MID([.$AV41];SEARCH(&quot;\n&quot;;[.$AV41])+1;SEARCH(&quot;,&quot;;[.$AV41])-SEARCH(&quot;\n&quot;;[.$AV41])-1)" office:value-type="string" office:string-value="South Bend" calcext:value-type="string">
            <text:p>South Bend</text:p>
          </table:table-cell>
          <table:table-cell table:formula="of:=MID([.$AV41];SEARCH(&quot;,&quot;;[.$AV41])+2;SEARCH(&quot;\n&quot;;[.$AV41];SEARCH(&quot;,&quot;;[.$AV41]))-8-SEARCH(&quot;,&quot;;[.$AV41]))" office:value-type="string" office:string-value="Indiana" calcext:value-type="string">
            <text:p>Indiana</text:p>
          </table:table-cell>
          <table:table-cell table:formula="of:=MID([.$AV41];SEARCH(&quot;(&quot;;[.$AV41])-6;5)" office:value-type="string" office:string-value="46635" calcext:value-type="string">
            <text:p>46635</text:p>
          </table:table-cell>
          <table:table-cell table:formula="of:=MID([.$AV41];SEARCH(&quot;(&quot;;[.$AV41])+1;SEARCH(&quot;,&quot;;[.$AV41];SEARCH(&quot;(&quot;;[.$AV41]))-SEARCH(&quot;(&quot;;[.$AV41])-1)" office:value-type="string" office:string-value="41.70867075100006" calcext:value-type="string">
            <text:p>41.70867075100006</text:p>
          </table:table-cell>
          <table:table-cell table:formula="of:=MID([.$AV41];SEARCH(&quot;,&quot;;[.$AV41];SEARCH(&quot;(&quot;;[.$AV41]))+2;SEARCH(&quot;)&quot;;[.$AV41])-2-SEARCH(&quot;,&quot;;[.$AV41];SEARCH(&quot;(&quot;;[.$AV41])))" office:value-type="string" office:string-value="-86.21386387099994" calcext:value-type="string">
            <text:p>-86.21386387099994</text:p>
          </table:table-cell>
        </table:table-row>
        <table:table-row table:style-name="ro2">
          <table:table-cell office:value-type="string" calcext:value-type="string">
            <text:p>Potawatomi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15</text:p>
          </table:table-cell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7"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</text:p>
          </table:table-cell>
          <table:table-cell table:number-columns-repeated="3"/>
          <table:table-cell table:style-name="ce1" office:value-type="string" calcext:value-type="string">
            <text:p>3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2000 Wall Street</text:p>
            <text:p>South Bend, Indiana 46615</text:p>
            <text:p>(41.667536510000446, -86.21790959499964)</text:p>
          </table:table-cell>
          <table:table-cell table:formula="of:=LEFT([.$AV42];SEARCH(&quot;\n&quot;;[.$AV42])-1)" office:value-type="string" office:string-value="2000 Wall Street" calcext:value-type="string">
            <text:p>2000 Wall Street</text:p>
          </table:table-cell>
          <table:table-cell table:formula="of:=MID([.$AV42];SEARCH(&quot;\n&quot;;[.$AV42])+1;SEARCH(&quot;,&quot;;[.$AV42])-SEARCH(&quot;\n&quot;;[.$AV42])-1)" office:value-type="string" office:string-value="South Bend" calcext:value-type="string">
            <text:p>South Bend</text:p>
          </table:table-cell>
          <table:table-cell table:formula="of:=MID([.$AV42];SEARCH(&quot;,&quot;;[.$AV42])+2;SEARCH(&quot;\n&quot;;[.$AV42];SEARCH(&quot;,&quot;;[.$AV42]))-8-SEARCH(&quot;,&quot;;[.$AV42]))" office:value-type="string" office:string-value="Indiana" calcext:value-type="string">
            <text:p>Indiana</text:p>
          </table:table-cell>
          <table:table-cell table:formula="of:=MID([.$AV42];SEARCH(&quot;(&quot;;[.$AV42])-6;5)" office:value-type="string" office:string-value="46615" calcext:value-type="string">
            <text:p>46615</text:p>
          </table:table-cell>
          <table:table-cell table:formula="of:=MID([.$AV42];SEARCH(&quot;(&quot;;[.$AV42])+1;SEARCH(&quot;,&quot;;[.$AV42];SEARCH(&quot;(&quot;;[.$AV42]))-SEARCH(&quot;(&quot;;[.$AV42])-1)" office:value-type="string" office:string-value="41.667536510000446" calcext:value-type="string">
            <text:p>41.667536510000446</text:p>
          </table:table-cell>
          <table:table-cell table:formula="of:=MID([.$AV42];SEARCH(&quot;,&quot;;[.$AV42];SEARCH(&quot;(&quot;;[.$AV42]))+2;SEARCH(&quot;)&quot;;[.$AV42])-2-SEARCH(&quot;,&quot;;[.$AV42];SEARCH(&quot;(&quot;;[.$AV42])))" office:value-type="string" office:string-value="-86.21790959499964" calcext:value-type="string">
            <text:p>-86.21790959499964</text:p>
          </table:table-cell>
        </table:table-row>
        <table:table-row table:style-name="ro2">
          <table:table-cell office:value-type="string" calcext:value-type="string">
            <text:p>Potawatomi Zoo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46615</text:p>
          </table:table-cell>
          <table:table-cell table:number-columns-repeated="44"/>
          <table:table-cell office:value-type="string" calcext:value-type="string">
            <text:p>500 South Greenlawn Avenue</text:p>
            <text:p>South Bend, Indiana 46615</text:p>
            <text:p>(41.67127160700045, -86.22077120099965)</text:p>
          </table:table-cell>
          <table:table-cell table:formula="of:=LEFT([.$AV43];SEARCH(&quot;\n&quot;;[.$AV43])-1)" office:value-type="string" office:string-value="500 South Greenlawn Avenue" calcext:value-type="string">
            <text:p>500 South Greenlawn Avenue</text:p>
          </table:table-cell>
          <table:table-cell table:formula="of:=MID([.$AV43];SEARCH(&quot;\n&quot;;[.$AV43])+1;SEARCH(&quot;,&quot;;[.$AV43])-SEARCH(&quot;\n&quot;;[.$AV43])-1)" office:value-type="string" office:string-value="South Bend" calcext:value-type="string">
            <text:p>South Bend</text:p>
          </table:table-cell>
          <table:table-cell table:formula="of:=MID([.$AV43];SEARCH(&quot;,&quot;;[.$AV43])+2;SEARCH(&quot;\n&quot;;[.$AV43];SEARCH(&quot;,&quot;;[.$AV43]))-8-SEARCH(&quot;,&quot;;[.$AV43]))" office:value-type="string" office:string-value="Indiana" calcext:value-type="string">
            <text:p>Indiana</text:p>
          </table:table-cell>
          <table:table-cell table:formula="of:=MID([.$AV43];SEARCH(&quot;(&quot;;[.$AV43])-6;5)" office:value-type="string" office:string-value="46615" calcext:value-type="string">
            <text:p>46615</text:p>
          </table:table-cell>
          <table:table-cell table:formula="of:=MID([.$AV43];SEARCH(&quot;(&quot;;[.$AV43])+1;SEARCH(&quot;,&quot;;[.$AV43];SEARCH(&quot;(&quot;;[.$AV43]))-SEARCH(&quot;(&quot;;[.$AV43])-1)" office:value-type="string" office:string-value="41.67127160700045" calcext:value-type="string">
            <text:p>41.67127160700045</text:p>
          </table:table-cell>
          <table:table-cell table:formula="of:=MID([.$AV43];SEARCH(&quot;,&quot;;[.$AV43];SEARCH(&quot;(&quot;;[.$AV43]))+2;SEARCH(&quot;)&quot;;[.$AV43])-2-SEARCH(&quot;,&quot;;[.$AV43];SEARCH(&quot;(&quot;;[.$AV43])))" office:value-type="string" office:string-value="-86.22077120099965" calcext:value-type="string">
            <text:p>-86.22077120099965</text:p>
          </table:table-cell>
        </table:table-row>
        <table:table-row table:style-name="ro2">
          <table:table-cell office:value-type="string" calcext:value-type="string">
            <text:p>Pulaski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9</text:p>
          </table:table-cell>
          <table:table-cell table:number-columns-repeated="4"/>
          <table:table-cell table:style-name="ce1" office:value-type="string" calcext:value-type="string">
            <text:p>2</text:p>
          </table:table-cell>
          <table:table-cell table:number-columns-repeated="14"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308 Huron</text:p>
            <text:p>South Bend, Indiana 46619</text:p>
            <text:p>(41.670183515000076, -86.27011868599999)</text:p>
          </table:table-cell>
          <table:table-cell table:formula="of:=LEFT([.$AV44];SEARCH(&quot;\n&quot;;[.$AV44])-1)" office:value-type="string" office:string-value="1308 Huron" calcext:value-type="string">
            <text:p>1308 Huron</text:p>
          </table:table-cell>
          <table:table-cell table:formula="of:=MID([.$AV44];SEARCH(&quot;\n&quot;;[.$AV44])+1;SEARCH(&quot;,&quot;;[.$AV44])-SEARCH(&quot;\n&quot;;[.$AV44])-1)" office:value-type="string" office:string-value="South Bend" calcext:value-type="string">
            <text:p>South Bend</text:p>
          </table:table-cell>
          <table:table-cell table:formula="of:=MID([.$AV44];SEARCH(&quot;,&quot;;[.$AV44])+2;SEARCH(&quot;\n&quot;;[.$AV44];SEARCH(&quot;,&quot;;[.$AV44]))-8-SEARCH(&quot;,&quot;;[.$AV44]))" office:value-type="string" office:string-value="Indiana" calcext:value-type="string">
            <text:p>Indiana</text:p>
          </table:table-cell>
          <table:table-cell table:formula="of:=MID([.$AV44];SEARCH(&quot;(&quot;;[.$AV44])-6;5)" office:value-type="string" office:string-value="46619" calcext:value-type="string">
            <text:p>46619</text:p>
          </table:table-cell>
          <table:table-cell table:formula="of:=MID([.$AV44];SEARCH(&quot;(&quot;;[.$AV44])+1;SEARCH(&quot;,&quot;;[.$AV44];SEARCH(&quot;(&quot;;[.$AV44]))-SEARCH(&quot;(&quot;;[.$AV44])-1)" office:value-type="string" office:string-value="41.670183515000076" calcext:value-type="string">
            <text:p>41.670183515000076</text:p>
          </table:table-cell>
          <table:table-cell table:formula="of:=MID([.$AV44];SEARCH(&quot;,&quot;;[.$AV44];SEARCH(&quot;(&quot;;[.$AV44]))+2;SEARCH(&quot;)&quot;;[.$AV44])-2-SEARCH(&quot;,&quot;;[.$AV44];SEARCH(&quot;(&quot;;[.$AV44])))" office:value-type="string" office:string-value="-86.27011868599999" calcext:value-type="string">
            <text:p>-86.27011868599999</text:p>
          </table:table-cell>
        </table:table-row>
        <table:table-row table:style-name="ro2">
          <table:table-cell office:value-type="string" calcext:value-type="string">
            <text:p>Randolph Mini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3</text:p>
          </table:table-cell>
          <table:table-cell table:number-columns-repeated="24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809 Randolph Street</text:p>
            <text:p>South Bend, Indiana 46613</text:p>
            <text:p>(41.65585821800005, -86.22014034999995)</text:p>
          </table:table-cell>
          <table:table-cell table:formula="of:=LEFT([.$AV45];SEARCH(&quot;\n&quot;;[.$AV45])-1)" office:value-type="string" office:string-value="1809 Randolph Street" calcext:value-type="string">
            <text:p>1809 Randolph Street</text:p>
          </table:table-cell>
          <table:table-cell table:formula="of:=MID([.$AV45];SEARCH(&quot;\n&quot;;[.$AV45])+1;SEARCH(&quot;,&quot;;[.$AV45])-SEARCH(&quot;\n&quot;;[.$AV45])-1)" office:value-type="string" office:string-value="South Bend" calcext:value-type="string">
            <text:p>South Bend</text:p>
          </table:table-cell>
          <table:table-cell table:formula="of:=MID([.$AV45];SEARCH(&quot;,&quot;;[.$AV45])+2;SEARCH(&quot;\n&quot;;[.$AV45];SEARCH(&quot;,&quot;;[.$AV45]))-8-SEARCH(&quot;,&quot;;[.$AV45]))" office:value-type="string" office:string-value="Indiana" calcext:value-type="string">
            <text:p>Indiana</text:p>
          </table:table-cell>
          <table:table-cell table:formula="of:=MID([.$AV45];SEARCH(&quot;(&quot;;[.$AV45])-6;5)" office:value-type="string" office:string-value="46613" calcext:value-type="string">
            <text:p>46613</text:p>
          </table:table-cell>
          <table:table-cell table:formula="of:=MID([.$AV45];SEARCH(&quot;(&quot;;[.$AV45])+1;SEARCH(&quot;,&quot;;[.$AV45];SEARCH(&quot;(&quot;;[.$AV45]))-SEARCH(&quot;(&quot;;[.$AV45])-1)" office:value-type="string" office:string-value="41.65585821800005" calcext:value-type="string">
            <text:p>41.65585821800005</text:p>
          </table:table-cell>
          <table:table-cell table:formula="of:=MID([.$AV45];SEARCH(&quot;,&quot;;[.$AV45];SEARCH(&quot;(&quot;;[.$AV45]))+2;SEARCH(&quot;)&quot;;[.$AV45])-2-SEARCH(&quot;,&quot;;[.$AV45];SEARCH(&quot;(&quot;;[.$AV45])))" office:value-type="string" office:string-value="-86.22014034999995" calcext:value-type="string">
            <text:p>-86.22014034999995</text:p>
          </table:table-cell>
        </table:table-row>
        <table:table-row table:style-name="ro2">
          <table:table-cell office:value-type="string" calcext:value-type="string">
            <text:p>Ravina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13</text:p>
          </table:table-cell>
          <table:table-cell table:number-columns-repeated="4"/>
          <table:table-cell table:style-name="ce1" office:value-type="string" calcext:value-type="string">
            <text:p>0.5</text:p>
          </table:table-cell>
          <table:table-cell table:number-columns-repeated="9"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522 Lebanon St.</text:p>
            <text:p>South Bend, Indiana 46613</text:p>
            <text:p>(41.65941212900003, -86.23819020199994)</text:p>
          </table:table-cell>
          <table:table-cell table:formula="of:=LEFT([.$AV46];SEARCH(&quot;\n&quot;;[.$AV46])-1)" office:value-type="string" office:string-value="1522 Lebanon St." calcext:value-type="string">
            <text:p>1522 Lebanon St.</text:p>
          </table:table-cell>
          <table:table-cell table:formula="of:=MID([.$AV46];SEARCH(&quot;\n&quot;;[.$AV46])+1;SEARCH(&quot;,&quot;;[.$AV46])-SEARCH(&quot;\n&quot;;[.$AV46])-1)" office:value-type="string" office:string-value="South Bend" calcext:value-type="string">
            <text:p>South Bend</text:p>
          </table:table-cell>
          <table:table-cell table:formula="of:=MID([.$AV46];SEARCH(&quot;,&quot;;[.$AV46])+2;SEARCH(&quot;\n&quot;;[.$AV46];SEARCH(&quot;,&quot;;[.$AV46]))-8-SEARCH(&quot;,&quot;;[.$AV46]))" office:value-type="string" office:string-value="Indiana" calcext:value-type="string">
            <text:p>Indiana</text:p>
          </table:table-cell>
          <table:table-cell table:formula="of:=MID([.$AV46];SEARCH(&quot;(&quot;;[.$AV46])-6;5)" office:value-type="string" office:string-value="46613" calcext:value-type="string">
            <text:p>46613</text:p>
          </table:table-cell>
          <table:table-cell table:formula="of:=MID([.$AV46];SEARCH(&quot;(&quot;;[.$AV46])+1;SEARCH(&quot;,&quot;;[.$AV46];SEARCH(&quot;(&quot;;[.$AV46]))-SEARCH(&quot;(&quot;;[.$AV46])-1)" office:value-type="string" office:string-value="41.65941212900003" calcext:value-type="string">
            <text:p>41.65941212900003</text:p>
          </table:table-cell>
          <table:table-cell table:formula="of:=MID([.$AV46];SEARCH(&quot;,&quot;;[.$AV46];SEARCH(&quot;(&quot;;[.$AV46]))+2;SEARCH(&quot;)&quot;;[.$AV46])-2-SEARCH(&quot;,&quot;;[.$AV46];SEARCH(&quot;(&quot;;[.$AV46])))" office:value-type="string" office:string-value="-86.23819020199994" calcext:value-type="string">
            <text:p>-86.23819020199994</text:p>
          </table:table-cell>
        </table:table-row>
        <table:table-row table:style-name="ro2">
          <table:table-cell office:value-type="string" calcext:value-type="string">
            <text:p>River Manor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28</text:p>
          </table:table-cell>
          <table:table-cell table:number-columns-repeated="4"/>
          <table:table-cell table:style-name="ce1" office:value-type="string" calcext:value-type="string">
            <text:p>0.5</text:p>
          </table:table-cell>
          <table:table-cell table:number-columns-repeated="9"/>
          <table:table-cell table:style-name="ce1" office:value-type="string" calcext:value-type="string">
            <text:p>1</text:p>
          </table:table-cell>
          <table:table-cell table:number-columns-repeated="9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3811 Glenview Dr.</text:p>
            <text:p>South Bend, Indiana 46628</text:p>
            <text:p>(41.72756648700005, -86.27364228199997)</text:p>
          </table:table-cell>
          <table:table-cell table:formula="of:=LEFT([.$AV47];SEARCH(&quot;\n&quot;;[.$AV47])-1)" office:value-type="string" office:string-value="3811 Glenview Dr." calcext:value-type="string">
            <text:p>3811 Glenview Dr.</text:p>
          </table:table-cell>
          <table:table-cell table:formula="of:=MID([.$AV47];SEARCH(&quot;\n&quot;;[.$AV47])+1;SEARCH(&quot;,&quot;;[.$AV47])-SEARCH(&quot;\n&quot;;[.$AV47])-1)" office:value-type="string" office:string-value="South Bend" calcext:value-type="string">
            <text:p>South Bend</text:p>
          </table:table-cell>
          <table:table-cell table:formula="of:=MID([.$AV47];SEARCH(&quot;,&quot;;[.$AV47])+2;SEARCH(&quot;\n&quot;;[.$AV47];SEARCH(&quot;,&quot;;[.$AV47]))-8-SEARCH(&quot;,&quot;;[.$AV47]))" office:value-type="string" office:string-value="Indiana" calcext:value-type="string">
            <text:p>Indiana</text:p>
          </table:table-cell>
          <table:table-cell table:formula="of:=MID([.$AV47];SEARCH(&quot;(&quot;;[.$AV47])-6;5)" office:value-type="string" office:string-value="46628" calcext:value-type="string">
            <text:p>46628</text:p>
          </table:table-cell>
          <table:table-cell table:formula="of:=MID([.$AV47];SEARCH(&quot;(&quot;;[.$AV47])+1;SEARCH(&quot;,&quot;;[.$AV47];SEARCH(&quot;(&quot;;[.$AV47]))-SEARCH(&quot;(&quot;;[.$AV47])-1)" office:value-type="string" office:string-value="41.72756648700005" calcext:value-type="string">
            <text:p>41.72756648700005</text:p>
          </table:table-cell>
          <table:table-cell table:formula="of:=MID([.$AV47];SEARCH(&quot;,&quot;;[.$AV47];SEARCH(&quot;(&quot;;[.$AV47]))+2;SEARCH(&quot;)&quot;;[.$AV47])-2-SEARCH(&quot;,&quot;;[.$AV47];SEARCH(&quot;(&quot;;[.$AV47])))" office:value-type="string" office:string-value="-86.27364228199997" calcext:value-type="string">
            <text:p>-86.27364228199997</text:p>
          </table:table-cell>
        </table:table-row>
        <table:table-row table:style-name="ro2">
          <table:table-cell office:value-type="string" calcext:value-type="string">
            <text:p>Riverside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28</text:p>
          </table:table-cell>
          <table:table-cell table:number-columns-repeated="23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number-columns-repeated="2"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840 Riverside Drive</text:p>
            <text:p>South Bend, Indiana 46628</text:p>
            <text:p>(41.72734727200003, -86.26930036299996)</text:p>
          </table:table-cell>
          <table:table-cell table:formula="of:=LEFT([.$AV48];SEARCH(&quot;\n&quot;;[.$AV48])-1)" office:value-type="string" office:string-value="3840 Riverside Drive" calcext:value-type="string">
            <text:p>3840 Riverside Drive</text:p>
          </table:table-cell>
          <table:table-cell table:formula="of:=MID([.$AV48];SEARCH(&quot;\n&quot;;[.$AV48])+1;SEARCH(&quot;,&quot;;[.$AV48])-SEARCH(&quot;\n&quot;;[.$AV48])-1)" office:value-type="string" office:string-value="South Bend" calcext:value-type="string">
            <text:p>South Bend</text:p>
          </table:table-cell>
          <table:table-cell table:formula="of:=MID([.$AV48];SEARCH(&quot;,&quot;;[.$AV48])+2;SEARCH(&quot;\n&quot;;[.$AV48];SEARCH(&quot;,&quot;;[.$AV48]))-8-SEARCH(&quot;,&quot;;[.$AV48]))" office:value-type="string" office:string-value="Indiana" calcext:value-type="string">
            <text:p>Indiana</text:p>
          </table:table-cell>
          <table:table-cell table:formula="of:=MID([.$AV48];SEARCH(&quot;(&quot;;[.$AV48])-6;5)" office:value-type="string" office:string-value="46628" calcext:value-type="string">
            <text:p>46628</text:p>
          </table:table-cell>
          <table:table-cell table:formula="of:=MID([.$AV48];SEARCH(&quot;(&quot;;[.$AV48])+1;SEARCH(&quot;,&quot;;[.$AV48];SEARCH(&quot;(&quot;;[.$AV48]))-SEARCH(&quot;(&quot;;[.$AV48])-1)" office:value-type="string" office:string-value="41.72734727200003" calcext:value-type="string">
            <text:p>41.72734727200003</text:p>
          </table:table-cell>
          <table:table-cell table:formula="of:=MID([.$AV48];SEARCH(&quot;,&quot;;[.$AV48];SEARCH(&quot;(&quot;;[.$AV48]))+2;SEARCH(&quot;)&quot;;[.$AV48])-2-SEARCH(&quot;,&quot;;[.$AV48];SEARCH(&quot;(&quot;;[.$AV48])))" office:value-type="string" office:string-value="-86.26930036299996" calcext:value-type="string">
            <text:p>-86.26930036299996</text:p>
          </table:table-cell>
        </table:table-row>
        <table:table-row table:style-name="ro2">
          <table:table-cell office:value-type="string" calcext:value-type="string">
            <text:p>Rum Village Annex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14</text:p>
          </table:table-cell>
          <table:table-cell table:number-columns-repeated="23"/>
          <table:table-cell table:style-name="ce1" office:value-type="string" calcext:value-type="string">
            <text:p>1</text:p>
          </table:table-cell>
          <table:table-cell table:number-columns-repeated="15"/>
          <table:table-cell table:style-name="ce1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700 Gertrude St</text:p>
            <text:p>South Bend, Indiana 46614</text:p>
            <text:p>(41.64682858700007, -86.27311700399997)</text:p>
          </table:table-cell>
          <table:table-cell table:formula="of:=LEFT([.$AV49];SEARCH(&quot;\n&quot;;[.$AV49])-1)" office:value-type="string" office:string-value="2700 Gertrude St" calcext:value-type="string">
            <text:p>2700 Gertrude St</text:p>
          </table:table-cell>
          <table:table-cell table:formula="of:=MID([.$AV49];SEARCH(&quot;\n&quot;;[.$AV49])+1;SEARCH(&quot;,&quot;;[.$AV49])-SEARCH(&quot;\n&quot;;[.$AV49])-1)" office:value-type="string" office:string-value="South Bend" calcext:value-type="string">
            <text:p>South Bend</text:p>
          </table:table-cell>
          <table:table-cell table:formula="of:=MID([.$AV49];SEARCH(&quot;,&quot;;[.$AV49])+2;SEARCH(&quot;\n&quot;;[.$AV49];SEARCH(&quot;,&quot;;[.$AV49]))-8-SEARCH(&quot;,&quot;;[.$AV49]))" office:value-type="string" office:string-value="Indiana" calcext:value-type="string">
            <text:p>Indiana</text:p>
          </table:table-cell>
          <table:table-cell table:formula="of:=MID([.$AV49];SEARCH(&quot;(&quot;;[.$AV49])-6;5)" office:value-type="string" office:string-value="46614" calcext:value-type="string">
            <text:p>46614</text:p>
          </table:table-cell>
          <table:table-cell table:formula="of:=MID([.$AV49];SEARCH(&quot;(&quot;;[.$AV49])+1;SEARCH(&quot;,&quot;;[.$AV49];SEARCH(&quot;(&quot;;[.$AV49]))-SEARCH(&quot;(&quot;;[.$AV49])-1)" office:value-type="string" office:string-value="41.64682858700007" calcext:value-type="string">
            <text:p>41.64682858700007</text:p>
          </table:table-cell>
          <table:table-cell table:formula="of:=MID([.$AV49];SEARCH(&quot;,&quot;;[.$AV49];SEARCH(&quot;(&quot;;[.$AV49]))+2;SEARCH(&quot;)&quot;;[.$AV49])-2-SEARCH(&quot;,&quot;;[.$AV49];SEARCH(&quot;(&quot;;[.$AV49])))" office:value-type="string" office:string-value="-86.27311700399997" calcext:value-type="string">
            <text:p>-86.27311700399997</text:p>
          </table:table-cell>
        </table:table-row>
        <table:table-row table:style-name="ro2">
          <table:table-cell office:value-type="string" calcext:value-type="string">
            <text:p>Rum Village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46614</text:p>
          </table:table-cell>
          <table:table-cell table:number-columns-repeated="9"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4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2700 Gertrude St</text:p>
            <text:p>South Bend, Indiana 46614</text:p>
            <text:p>(41.64682858700007, -86.27311700399997)</text:p>
          </table:table-cell>
          <table:table-cell table:formula="of:=LEFT([.$AV50];SEARCH(&quot;\n&quot;;[.$AV50])-1)" office:value-type="string" office:string-value="2700 Gertrude St" calcext:value-type="string">
            <text:p>2700 Gertrude St</text:p>
          </table:table-cell>
          <table:table-cell table:formula="of:=MID([.$AV50];SEARCH(&quot;\n&quot;;[.$AV50])+1;SEARCH(&quot;,&quot;;[.$AV50])-SEARCH(&quot;\n&quot;;[.$AV50])-1)" office:value-type="string" office:string-value="South Bend" calcext:value-type="string">
            <text:p>South Bend</text:p>
          </table:table-cell>
          <table:table-cell table:formula="of:=MID([.$AV50];SEARCH(&quot;,&quot;;[.$AV50])+2;SEARCH(&quot;\n&quot;;[.$AV50];SEARCH(&quot;,&quot;;[.$AV50]))-8-SEARCH(&quot;,&quot;;[.$AV50]))" office:value-type="string" office:string-value="Indiana" calcext:value-type="string">
            <text:p>Indiana</text:p>
          </table:table-cell>
          <table:table-cell table:formula="of:=MID([.$AV50];SEARCH(&quot;(&quot;;[.$AV50])-6;5)" office:value-type="string" office:string-value="46614" calcext:value-type="string">
            <text:p>46614</text:p>
          </table:table-cell>
          <table:table-cell table:formula="of:=MID([.$AV50];SEARCH(&quot;(&quot;;[.$AV50])+1;SEARCH(&quot;,&quot;;[.$AV50];SEARCH(&quot;(&quot;;[.$AV50]))-SEARCH(&quot;(&quot;;[.$AV50])-1)" office:value-type="string" office:string-value="41.64682858700007" calcext:value-type="string">
            <text:p>41.64682858700007</text:p>
          </table:table-cell>
          <table:table-cell table:formula="of:=MID([.$AV50];SEARCH(&quot;,&quot;;[.$AV50];SEARCH(&quot;(&quot;;[.$AV50]))+2;SEARCH(&quot;)&quot;;[.$AV50])-2-SEARCH(&quot;,&quot;;[.$AV50];SEARCH(&quot;(&quot;;[.$AV50])))" office:value-type="string" office:string-value="-86.27311700399997" calcext:value-type="string">
            <text:p>-86.27311700399997</text:p>
          </table:table-cell>
        </table:table-row>
        <table:table-row table:style-name="ro2">
          <table:table-cell office:value-type="string" calcext:value-type="string">
            <text:p>Ryer Mini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28</text:p>
          </table:table-cell>
          <table:table-cell table:number-columns-repeated="24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565 Ryer St.</text:p>
            <text:p>South Bend, Indiana 46628</text:p>
            <text:p>(41.70801127800047, -86.30769577799964)</text:p>
          </table:table-cell>
          <table:table-cell table:formula="of:=LEFT([.$AV51];SEARCH(&quot;\n&quot;;[.$AV51])-1)" office:value-type="string" office:string-value="1565 Ryer St." calcext:value-type="string">
            <text:p>1565 Ryer St.</text:p>
          </table:table-cell>
          <table:table-cell table:formula="of:=MID([.$AV51];SEARCH(&quot;\n&quot;;[.$AV51])+1;SEARCH(&quot;,&quot;;[.$AV51])-SEARCH(&quot;\n&quot;;[.$AV51])-1)" office:value-type="string" office:string-value="South Bend" calcext:value-type="string">
            <text:p>South Bend</text:p>
          </table:table-cell>
          <table:table-cell table:formula="of:=MID([.$AV51];SEARCH(&quot;,&quot;;[.$AV51])+2;SEARCH(&quot;\n&quot;;[.$AV51];SEARCH(&quot;,&quot;;[.$AV51]))-8-SEARCH(&quot;,&quot;;[.$AV51]))" office:value-type="string" office:string-value="Indiana" calcext:value-type="string">
            <text:p>Indiana</text:p>
          </table:table-cell>
          <table:table-cell table:formula="of:=MID([.$AV51];SEARCH(&quot;(&quot;;[.$AV51])-6;5)" office:value-type="string" office:string-value="46628" calcext:value-type="string">
            <text:p>46628</text:p>
          </table:table-cell>
          <table:table-cell table:formula="of:=MID([.$AV51];SEARCH(&quot;(&quot;;[.$AV51])+1;SEARCH(&quot;,&quot;;[.$AV51];SEARCH(&quot;(&quot;;[.$AV51]))-SEARCH(&quot;(&quot;;[.$AV51])-1)" office:value-type="string" office:string-value="41.70801127800047" calcext:value-type="string">
            <text:p>41.70801127800047</text:p>
          </table:table-cell>
          <table:table-cell table:formula="of:=MID([.$AV51];SEARCH(&quot;,&quot;;[.$AV51];SEARCH(&quot;(&quot;;[.$AV51]))+2;SEARCH(&quot;)&quot;;[.$AV51])-2-SEARCH(&quot;,&quot;;[.$AV51];SEARCH(&quot;(&quot;;[.$AV51])))" office:value-type="string" office:string-value="-86.30769577799964" calcext:value-type="string">
            <text:p>-86.30769577799964</text:p>
          </table:table-cell>
        </table:table-row>
        <table:table-row table:style-name="ro2">
          <table:table-cell office:value-type="string" calcext:value-type="string">
            <text:p>Seitz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01</text:p>
          </table:table-cell>
          <table:table-cell table:number-columns-repeated="11"/>
          <table:table-cell table:number-columns-repeated="2" table:style-name="ce1" office:value-type="string" calcext:value-type="string">
            <text:p>1</text:p>
          </table:table-cell>
          <table:table-cell table:number-columns-repeated="12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40 E. Colfax</text:p>
            <text:p>South Bend, Indiana 46601</text:p>
            <text:p>(41.677774234000026, -86.24976801199995)</text:p>
          </table:table-cell>
          <table:table-cell table:formula="of:=LEFT([.$AV52];SEARCH(&quot;\n&quot;;[.$AV52])-1)" office:value-type="string" office:string-value="340 E. Colfax" calcext:value-type="string">
            <text:p>340 E. Colfax</text:p>
          </table:table-cell>
          <table:table-cell table:formula="of:=MID([.$AV52];SEARCH(&quot;\n&quot;;[.$AV52])+1;SEARCH(&quot;,&quot;;[.$AV52])-SEARCH(&quot;\n&quot;;[.$AV52])-1)" office:value-type="string" office:string-value="South Bend" calcext:value-type="string">
            <text:p>South Bend</text:p>
          </table:table-cell>
          <table:table-cell table:formula="of:=MID([.$AV52];SEARCH(&quot;,&quot;;[.$AV52])+2;SEARCH(&quot;\n&quot;;[.$AV52];SEARCH(&quot;,&quot;;[.$AV52]))-8-SEARCH(&quot;,&quot;;[.$AV52]))" office:value-type="string" office:string-value="Indiana" calcext:value-type="string">
            <text:p>Indiana</text:p>
          </table:table-cell>
          <table:table-cell table:formula="of:=MID([.$AV52];SEARCH(&quot;(&quot;;[.$AV52])-6;5)" office:value-type="string" office:string-value="46601" calcext:value-type="string">
            <text:p>46601</text:p>
          </table:table-cell>
          <table:table-cell table:formula="of:=MID([.$AV52];SEARCH(&quot;(&quot;;[.$AV52])+1;SEARCH(&quot;,&quot;;[.$AV52];SEARCH(&quot;(&quot;;[.$AV52]))-SEARCH(&quot;(&quot;;[.$AV52])-1)" office:value-type="string" office:string-value="41.677774234000026" calcext:value-type="string">
            <text:p>41.677774234000026</text:p>
          </table:table-cell>
          <table:table-cell table:formula="of:=MID([.$AV52];SEARCH(&quot;,&quot;;[.$AV52];SEARCH(&quot;(&quot;;[.$AV52]))+2;SEARCH(&quot;)&quot;;[.$AV52])-2-SEARCH(&quot;,&quot;;[.$AV52];SEARCH(&quot;(&quot;;[.$AV52])))" office:value-type="string" office:string-value="-86.24976801199995" calcext:value-type="string">
            <text:p>-86.24976801199995</text:p>
          </table:table-cell>
        </table:table-row>
        <table:table-row table:style-name="ro2">
          <table:table-cell office:value-type="string" calcext:value-type="string">
            <text:p>Shetterley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16</text:p>
          </table:table-cell>
          <table:table-cell table:number-columns-repeated="23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6"/>
          <table:table-cell table:style-name="ce1" office:value-type="string" calcext:value-type="string">
            <text:p>1</text:p>
          </table:table-cell>
          <table:table-cell/>
          <table:table-cell office:value-type="string" calcext:value-type="string">
            <text:p>1044 Riverside Drive</text:p>
            <text:p>South Bend, Indiana 46616</text:p>
            <text:p>(41.68909715900048, -86.25964790099965)</text:p>
          </table:table-cell>
          <table:table-cell table:formula="of:=LEFT([.$AV53];SEARCH(&quot;\n&quot;;[.$AV53])-1)" office:value-type="string" office:string-value="1044 Riverside Drive" calcext:value-type="string">
            <text:p>1044 Riverside Drive</text:p>
          </table:table-cell>
          <table:table-cell table:formula="of:=MID([.$AV53];SEARCH(&quot;\n&quot;;[.$AV53])+1;SEARCH(&quot;,&quot;;[.$AV53])-SEARCH(&quot;\n&quot;;[.$AV53])-1)" office:value-type="string" office:string-value="South Bend" calcext:value-type="string">
            <text:p>South Bend</text:p>
          </table:table-cell>
          <table:table-cell table:formula="of:=MID([.$AV53];SEARCH(&quot;,&quot;;[.$AV53])+2;SEARCH(&quot;\n&quot;;[.$AV53];SEARCH(&quot;,&quot;;[.$AV53]))-8-SEARCH(&quot;,&quot;;[.$AV53]))" office:value-type="string" office:string-value="Indiana" calcext:value-type="string">
            <text:p>Indiana</text:p>
          </table:table-cell>
          <table:table-cell table:formula="of:=MID([.$AV53];SEARCH(&quot;(&quot;;[.$AV53])-6;5)" office:value-type="string" office:string-value="46616" calcext:value-type="string">
            <text:p>46616</text:p>
          </table:table-cell>
          <table:table-cell table:formula="of:=MID([.$AV53];SEARCH(&quot;(&quot;;[.$AV53])+1;SEARCH(&quot;,&quot;;[.$AV53];SEARCH(&quot;(&quot;;[.$AV53]))-SEARCH(&quot;(&quot;;[.$AV53])-1)" office:value-type="string" office:string-value="41.68909715900048" calcext:value-type="string">
            <text:p>41.68909715900048</text:p>
          </table:table-cell>
          <table:table-cell table:formula="of:=MID([.$AV53];SEARCH(&quot;,&quot;;[.$AV53];SEARCH(&quot;(&quot;;[.$AV53]))+2;SEARCH(&quot;)&quot;;[.$AV53])-2-SEARCH(&quot;,&quot;;[.$AV53];SEARCH(&quot;(&quot;;[.$AV53])))" office:value-type="string" office:string-value="-86.25964790099965" calcext:value-type="string">
            <text:p>-86.25964790099965</text:p>
          </table:table-cell>
        </table:table-row>
        <table:table-row table:style-name="ro2">
          <table:table-cell office:value-type="string" calcext:value-type="string">
            <text:p>Sorin Mini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15</text:p>
          </table:table-cell>
          <table:table-cell table:number-columns-repeated="31"/>
          <table:table-cell table:style-name="ce1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3366 Sorin Street</text:p>
            <text:p>South Bend, Indiana 46615</text:p>
            <text:p>(41.68463344500003, -86.20077129399994)</text:p>
          </table:table-cell>
          <table:table-cell table:formula="of:=LEFT([.$AV54];SEARCH(&quot;\n&quot;;[.$AV54])-1)" office:value-type="string" office:string-value="3366 Sorin Street" calcext:value-type="string">
            <text:p>3366 Sorin Street</text:p>
          </table:table-cell>
          <table:table-cell table:formula="of:=MID([.$AV54];SEARCH(&quot;\n&quot;;[.$AV54])+1;SEARCH(&quot;,&quot;;[.$AV54])-SEARCH(&quot;\n&quot;;[.$AV54])-1)" office:value-type="string" office:string-value="South Bend" calcext:value-type="string">
            <text:p>South Bend</text:p>
          </table:table-cell>
          <table:table-cell table:formula="of:=MID([.$AV54];SEARCH(&quot;,&quot;;[.$AV54])+2;SEARCH(&quot;\n&quot;;[.$AV54];SEARCH(&quot;,&quot;;[.$AV54]))-8-SEARCH(&quot;,&quot;;[.$AV54]))" office:value-type="string" office:string-value="Indiana" calcext:value-type="string">
            <text:p>Indiana</text:p>
          </table:table-cell>
          <table:table-cell table:formula="of:=MID([.$AV54];SEARCH(&quot;(&quot;;[.$AV54])-6;5)" office:value-type="string" office:string-value="46615" calcext:value-type="string">
            <text:p>46615</text:p>
          </table:table-cell>
          <table:table-cell table:formula="of:=MID([.$AV54];SEARCH(&quot;(&quot;;[.$AV54])+1;SEARCH(&quot;,&quot;;[.$AV54];SEARCH(&quot;(&quot;;[.$AV54]))-SEARCH(&quot;(&quot;;[.$AV54])-1)" office:value-type="string" office:string-value="41.68463344500003" calcext:value-type="string">
            <text:p>41.68463344500003</text:p>
          </table:table-cell>
          <table:table-cell table:formula="of:=MID([.$AV54];SEARCH(&quot;,&quot;;[.$AV54];SEARCH(&quot;(&quot;;[.$AV54]))+2;SEARCH(&quot;)&quot;;[.$AV54])-2-SEARCH(&quot;,&quot;;[.$AV54];SEARCH(&quot;(&quot;;[.$AV54])))" office:value-type="string" office:string-value="-86.20077129399994" calcext:value-type="string">
            <text:p>-86.20077129399994</text:p>
          </table:table-cell>
        </table:table-row>
        <table:table-row table:style-name="ro2">
          <table:table-cell office:value-type="string" calcext:value-type="string">
            <text:p>Southeast Neighborhood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01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503 Wenger Street</text:p>
            <text:p>South Bend, Indiana 46601</text:p>
            <text:p>(41.662587544000075, -86.24358121899996)</text:p>
          </table:table-cell>
          <table:table-cell table:formula="of:=LEFT([.$AV55];SEARCH(&quot;\n&quot;;[.$AV55])-1)" office:value-type="string" office:string-value="503 Wenger Street" calcext:value-type="string">
            <text:p>503 Wenger Street</text:p>
          </table:table-cell>
          <table:table-cell table:formula="of:=MID([.$AV55];SEARCH(&quot;\n&quot;;[.$AV55])+1;SEARCH(&quot;,&quot;;[.$AV55])-SEARCH(&quot;\n&quot;;[.$AV55])-1)" office:value-type="string" office:string-value="South Bend" calcext:value-type="string">
            <text:p>South Bend</text:p>
          </table:table-cell>
          <table:table-cell table:formula="of:=MID([.$AV55];SEARCH(&quot;,&quot;;[.$AV55])+2;SEARCH(&quot;\n&quot;;[.$AV55];SEARCH(&quot;,&quot;;[.$AV55]))-8-SEARCH(&quot;,&quot;;[.$AV55]))" office:value-type="string" office:string-value="Indiana" calcext:value-type="string">
            <text:p>Indiana</text:p>
          </table:table-cell>
          <table:table-cell table:formula="of:=MID([.$AV55];SEARCH(&quot;(&quot;;[.$AV55])-6;5)" office:value-type="string" office:string-value="46601" calcext:value-type="string">
            <text:p>46601</text:p>
          </table:table-cell>
          <table:table-cell table:formula="of:=MID([.$AV55];SEARCH(&quot;(&quot;;[.$AV55])+1;SEARCH(&quot;,&quot;;[.$AV55];SEARCH(&quot;(&quot;;[.$AV55]))-SEARCH(&quot;(&quot;;[.$AV55])-1)" office:value-type="string" office:string-value="41.662587544000075" calcext:value-type="string">
            <text:p>41.662587544000075</text:p>
          </table:table-cell>
          <table:table-cell table:formula="of:=MID([.$AV55];SEARCH(&quot;,&quot;;[.$AV55];SEARCH(&quot;(&quot;;[.$AV55]))+2;SEARCH(&quot;)&quot;;[.$AV55])-2-SEARCH(&quot;,&quot;;[.$AV55];SEARCH(&quot;(&quot;;[.$AV55])))" office:value-type="string" office:string-value="-86.24358121899996" calcext:value-type="string">
            <text:p>-86.24358121899996</text:p>
          </table:table-cell>
        </table:table-row>
        <table:table-row table:style-name="ro2">
          <table:table-cell office:value-type="string" calcext:value-type="string">
            <text:p>Studebaker Golf Course</text:p>
          </table:table-cell>
          <table:table-cell office:value-type="string" calcext:value-type="string">
            <text:p>Golf Course</text:p>
          </table:table-cell>
          <table:table-cell office:value-type="string" calcext:value-type="string">
            <text:p>46613</text:p>
          </table:table-cell>
          <table:table-cell table:number-columns-repeated="16"/>
          <table:table-cell table:style-name="ce1" office:value-type="string" calcext:value-type="string">
            <text:p>0.5</text:p>
          </table:table-cell>
          <table:table-cell table:number-columns-repeated="27"/>
          <table:table-cell office:value-type="string" calcext:value-type="string">
            <text:p>718 Calvert Street</text:p>
            <text:p>South Bend, Indiana 46613</text:p>
            <text:p>(41.65411663000049, -86.25964338499966)</text:p>
          </table:table-cell>
          <table:table-cell table:formula="of:=LEFT([.$AV56];SEARCH(&quot;\n&quot;;[.$AV56])-1)" office:value-type="string" office:string-value="718 Calvert Street" calcext:value-type="string">
            <text:p>718 Calvert Street</text:p>
          </table:table-cell>
          <table:table-cell table:formula="of:=MID([.$AV56];SEARCH(&quot;\n&quot;;[.$AV56])+1;SEARCH(&quot;,&quot;;[.$AV56])-SEARCH(&quot;\n&quot;;[.$AV56])-1)" office:value-type="string" office:string-value="South Bend" calcext:value-type="string">
            <text:p>South Bend</text:p>
          </table:table-cell>
          <table:table-cell table:formula="of:=MID([.$AV56];SEARCH(&quot;,&quot;;[.$AV56])+2;SEARCH(&quot;\n&quot;;[.$AV56];SEARCH(&quot;,&quot;;[.$AV56]))-8-SEARCH(&quot;,&quot;;[.$AV56]))" office:value-type="string" office:string-value="Indiana" calcext:value-type="string">
            <text:p>Indiana</text:p>
          </table:table-cell>
          <table:table-cell table:formula="of:=MID([.$AV56];SEARCH(&quot;(&quot;;[.$AV56])-6;5)" office:value-type="string" office:string-value="46613" calcext:value-type="string">
            <text:p>46613</text:p>
          </table:table-cell>
          <table:table-cell table:formula="of:=MID([.$AV56];SEARCH(&quot;(&quot;;[.$AV56])+1;SEARCH(&quot;,&quot;;[.$AV56];SEARCH(&quot;(&quot;;[.$AV56]))-SEARCH(&quot;(&quot;;[.$AV56])-1)" office:value-type="string" office:string-value="41.65411663000049" calcext:value-type="string">
            <text:p>41.65411663000049</text:p>
          </table:table-cell>
          <table:table-cell table:formula="of:=MID([.$AV56];SEARCH(&quot;,&quot;;[.$AV56];SEARCH(&quot;(&quot;;[.$AV56]))+2;SEARCH(&quot;)&quot;;[.$AV56])-2-SEARCH(&quot;,&quot;;[.$AV56];SEARCH(&quot;(&quot;;[.$AV56])))" office:value-type="string" office:string-value="-86.25964338499966" calcext:value-type="string">
            <text:p>-86.25964338499966</text:p>
          </table:table-cell>
        </table:table-row>
        <table:table-row table:style-name="ro2">
          <table:table-cell office:value-type="string" calcext:value-type="string">
            <text:p>Vassar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6</text:p>
          </table:table-cell>
          <table:table-cell table:number-columns-repeated="28"/>
          <table:table-cell table:style-name="ce1"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100 Sherman Avenue</text:p>
            <text:p>South Bend, Indiana 46616</text:p>
            <text:p>(41.6894837530005, -86.26493242799967)</text:p>
          </table:table-cell>
          <table:table-cell table:formula="of:=LEFT([.$AV57];SEARCH(&quot;\n&quot;;[.$AV57])-1)" office:value-type="string" office:string-value="1100 Sherman Avenue" calcext:value-type="string">
            <text:p>1100 Sherman Avenue</text:p>
          </table:table-cell>
          <table:table-cell table:formula="of:=MID([.$AV57];SEARCH(&quot;\n&quot;;[.$AV57])+1;SEARCH(&quot;,&quot;;[.$AV57])-SEARCH(&quot;\n&quot;;[.$AV57])-1)" office:value-type="string" office:string-value="South Bend" calcext:value-type="string">
            <text:p>South Bend</text:p>
          </table:table-cell>
          <table:table-cell table:formula="of:=MID([.$AV57];SEARCH(&quot;,&quot;;[.$AV57])+2;SEARCH(&quot;\n&quot;;[.$AV57];SEARCH(&quot;,&quot;;[.$AV57]))-8-SEARCH(&quot;,&quot;;[.$AV57]))" office:value-type="string" office:string-value="Indiana" calcext:value-type="string">
            <text:p>Indiana</text:p>
          </table:table-cell>
          <table:table-cell table:formula="of:=MID([.$AV57];SEARCH(&quot;(&quot;;[.$AV57])-6;5)" office:value-type="string" office:string-value="46616" calcext:value-type="string">
            <text:p>46616</text:p>
          </table:table-cell>
          <table:table-cell table:formula="of:=MID([.$AV57];SEARCH(&quot;(&quot;;[.$AV57])+1;SEARCH(&quot;,&quot;;[.$AV57];SEARCH(&quot;(&quot;;[.$AV57]))-SEARCH(&quot;(&quot;;[.$AV57])-1)" office:value-type="string" office:string-value="41.6894837530005" calcext:value-type="string">
            <text:p>41.6894837530005</text:p>
          </table:table-cell>
          <table:table-cell table:formula="of:=MID([.$AV57];SEARCH(&quot;,&quot;;[.$AV57];SEARCH(&quot;(&quot;;[.$AV57]))+2;SEARCH(&quot;)&quot;;[.$AV57])-2-SEARCH(&quot;,&quot;;[.$AV57];SEARCH(&quot;(&quot;;[.$AV57])))" office:value-type="string" office:string-value="-86.26493242799967" calcext:value-type="string">
            <text:p>-86.26493242799967</text:p>
          </table:table-cell>
        </table:table-row>
        <table:table-row table:style-name="ro2">
          <table:table-cell office:value-type="string" calcext:value-type="string">
            <text:p>Veteran's Memorial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5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27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501 Northside Blvd</text:p>
            <text:p>South Bend, Indiana 46615</text:p>
            <text:p>(41.66026248600008, -86.22534233699997)</text:p>
          </table:table-cell>
          <table:table-cell table:formula="of:=LEFT([.$AV58];SEARCH(&quot;\n&quot;;[.$AV58])-1)" office:value-type="string" office:string-value="1501 Northside Blvd" calcext:value-type="string">
            <text:p>1501 Northside Blvd</text:p>
          </table:table-cell>
          <table:table-cell table:formula="of:=MID([.$AV58];SEARCH(&quot;\n&quot;;[.$AV58])+1;SEARCH(&quot;,&quot;;[.$AV58])-SEARCH(&quot;\n&quot;;[.$AV58])-1)" office:value-type="string" office:string-value="South Bend" calcext:value-type="string">
            <text:p>South Bend</text:p>
          </table:table-cell>
          <table:table-cell table:formula="of:=MID([.$AV58];SEARCH(&quot;,&quot;;[.$AV58])+2;SEARCH(&quot;\n&quot;;[.$AV58];SEARCH(&quot;,&quot;;[.$AV58]))-8-SEARCH(&quot;,&quot;;[.$AV58]))" office:value-type="string" office:string-value="Indiana" calcext:value-type="string">
            <text:p>Indiana</text:p>
          </table:table-cell>
          <table:table-cell table:formula="of:=MID([.$AV58];SEARCH(&quot;(&quot;;[.$AV58])-6;5)" office:value-type="string" office:string-value="46615" calcext:value-type="string">
            <text:p>46615</text:p>
          </table:table-cell>
          <table:table-cell table:formula="of:=MID([.$AV58];SEARCH(&quot;(&quot;;[.$AV58])+1;SEARCH(&quot;,&quot;;[.$AV58];SEARCH(&quot;(&quot;;[.$AV58]))-SEARCH(&quot;(&quot;;[.$AV58])-1)" office:value-type="string" office:string-value="41.66026248600008" calcext:value-type="string">
            <text:p>41.66026248600008</text:p>
          </table:table-cell>
          <table:table-cell table:formula="of:=MID([.$AV58];SEARCH(&quot;,&quot;;[.$AV58];SEARCH(&quot;(&quot;;[.$AV58]))+2;SEARCH(&quot;)&quot;;[.$AV58])-2-SEARCH(&quot;,&quot;;[.$AV58];SEARCH(&quot;(&quot;;[.$AV58])))" office:value-type="string" office:string-value="-86.22534233699997" calcext:value-type="string">
            <text:p>-86.22534233699997</text:p>
          </table:table-cell>
        </table:table-row>
        <table:table-row table:style-name="ro2">
          <table:table-cell office:value-type="string" calcext:value-type="string">
            <text:p>Viewing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7</text:p>
          </table:table-cell>
          <table:table-cell table:number-columns-repeated="28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9"/>
          <table:table-cell table:style-name="ce1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900 Northside Blvd</text:p>
            <text:p>South Bend, Indiana 46617</text:p>
            <text:p>(41.66749187200048, -86.23634464699967)</text:p>
          </table:table-cell>
          <table:table-cell table:formula="of:=LEFT([.$AV59];SEARCH(&quot;\n&quot;;[.$AV59])-1)" office:value-type="string" office:string-value="900 Northside Blvd" calcext:value-type="string">
            <text:p>900 Northside Blvd</text:p>
          </table:table-cell>
          <table:table-cell table:formula="of:=MID([.$AV59];SEARCH(&quot;\n&quot;;[.$AV59])+1;SEARCH(&quot;,&quot;;[.$AV59])-SEARCH(&quot;\n&quot;;[.$AV59])-1)" office:value-type="string" office:string-value="South Bend" calcext:value-type="string">
            <text:p>South Bend</text:p>
          </table:table-cell>
          <table:table-cell table:formula="of:=MID([.$AV59];SEARCH(&quot;,&quot;;[.$AV59])+2;SEARCH(&quot;\n&quot;;[.$AV59];SEARCH(&quot;,&quot;;[.$AV59]))-8-SEARCH(&quot;,&quot;;[.$AV59]))" office:value-type="string" office:string-value="Indiana" calcext:value-type="string">
            <text:p>Indiana</text:p>
          </table:table-cell>
          <table:table-cell table:formula="of:=MID([.$AV59];SEARCH(&quot;(&quot;;[.$AV59])-6;5)" office:value-type="string" office:string-value="46617" calcext:value-type="string">
            <text:p>46617</text:p>
          </table:table-cell>
          <table:table-cell table:formula="of:=MID([.$AV59];SEARCH(&quot;(&quot;;[.$AV59])+1;SEARCH(&quot;,&quot;;[.$AV59];SEARCH(&quot;(&quot;;[.$AV59]))-SEARCH(&quot;(&quot;;[.$AV59])-1)" office:value-type="string" office:string-value="41.66749187200048" calcext:value-type="string">
            <text:p>41.66749187200048</text:p>
          </table:table-cell>
          <table:table-cell table:formula="of:=MID([.$AV59];SEARCH(&quot;,&quot;;[.$AV59];SEARCH(&quot;(&quot;;[.$AV59]))+2;SEARCH(&quot;)&quot;;[.$AV59])-2-SEARCH(&quot;,&quot;;[.$AV59];SEARCH(&quot;(&quot;;[.$AV59])))" office:value-type="string" office:string-value="-86.23634464699967" calcext:value-type="string">
            <text:p>-86.23634464699967</text:p>
          </table:table-cell>
        </table:table-row>
        <table:table-row table:style-name="ro2">
          <table:table-cell office:value-type="string" calcext:value-type="string">
            <text:p>Voorde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28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3433 Keller St.</text:p>
            <text:p>South Bend, Indiana 46628</text:p>
            <text:p>(41.69730839600004, -86.29765393399998)</text:p>
          </table:table-cell>
          <table:table-cell table:formula="of:=LEFT([.$AV60];SEARCH(&quot;\n&quot;;[.$AV60])-1)" office:value-type="string" office:string-value="3433 Keller St." calcext:value-type="string">
            <text:p>3433 Keller St.</text:p>
          </table:table-cell>
          <table:table-cell table:formula="of:=MID([.$AV60];SEARCH(&quot;\n&quot;;[.$AV60])+1;SEARCH(&quot;,&quot;;[.$AV60])-SEARCH(&quot;\n&quot;;[.$AV60])-1)" office:value-type="string" office:string-value="South Bend" calcext:value-type="string">
            <text:p>South Bend</text:p>
          </table:table-cell>
          <table:table-cell table:formula="of:=MID([.$AV60];SEARCH(&quot;,&quot;;[.$AV60])+2;SEARCH(&quot;\n&quot;;[.$AV60];SEARCH(&quot;,&quot;;[.$AV60]))-8-SEARCH(&quot;,&quot;;[.$AV60]))" office:value-type="string" office:string-value="Indiana" calcext:value-type="string">
            <text:p>Indiana</text:p>
          </table:table-cell>
          <table:table-cell table:formula="of:=MID([.$AV60];SEARCH(&quot;(&quot;;[.$AV60])-6;5)" office:value-type="string" office:string-value="46628" calcext:value-type="string">
            <text:p>46628</text:p>
          </table:table-cell>
          <table:table-cell table:formula="of:=MID([.$AV60];SEARCH(&quot;(&quot;;[.$AV60])+1;SEARCH(&quot;,&quot;;[.$AV60];SEARCH(&quot;(&quot;;[.$AV60]))-SEARCH(&quot;(&quot;;[.$AV60])-1)" office:value-type="string" office:string-value="41.69730839600004" calcext:value-type="string">
            <text:p>41.69730839600004</text:p>
          </table:table-cell>
          <table:table-cell table:formula="of:=MID([.$AV60];SEARCH(&quot;,&quot;;[.$AV60];SEARCH(&quot;(&quot;;[.$AV60]))+2;SEARCH(&quot;)&quot;;[.$AV60])-2-SEARCH(&quot;,&quot;;[.$AV60];SEARCH(&quot;(&quot;;[.$AV60])))" office:value-type="string" office:string-value="-86.29765393399998" calcext:value-type="string">
            <text:p>-86.29765393399998</text:p>
          </table:table-cell>
        </table:table-row>
        <table:table-row table:style-name="ro2">
          <table:table-cell office:value-type="string" calcext:value-type="string">
            <text:p>Walker Field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3</text:p>
          </table:table-cell>
          <table:table-cell table:number-columns-repeated="3"/>
          <table:table-cell table:number-columns-repeated="2"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2212 S. Walnut Street</text:p>
            <text:p>South Bend, Indiana 46613</text:p>
            <text:p>(41.65108868200008, -86.27071853799998)</text:p>
          </table:table-cell>
          <table:table-cell table:formula="of:=LEFT([.$AV61];SEARCH(&quot;\n&quot;;[.$AV61])-1)" office:value-type="string" office:string-value="2212 S. Walnut Street" calcext:value-type="string">
            <text:p>2212 S. Walnut Street</text:p>
          </table:table-cell>
          <table:table-cell table:formula="of:=MID([.$AV61];SEARCH(&quot;\n&quot;;[.$AV61])+1;SEARCH(&quot;,&quot;;[.$AV61])-SEARCH(&quot;\n&quot;;[.$AV61])-1)" office:value-type="string" office:string-value="South Bend" calcext:value-type="string">
            <text:p>South Bend</text:p>
          </table:table-cell>
          <table:table-cell table:formula="of:=MID([.$AV61];SEARCH(&quot;,&quot;;[.$AV61])+2;SEARCH(&quot;\n&quot;;[.$AV61];SEARCH(&quot;,&quot;;[.$AV61]))-8-SEARCH(&quot;,&quot;;[.$AV61]))" office:value-type="string" office:string-value="Indiana" calcext:value-type="string">
            <text:p>Indiana</text:p>
          </table:table-cell>
          <table:table-cell table:formula="of:=MID([.$AV61];SEARCH(&quot;(&quot;;[.$AV61])-6;5)" office:value-type="string" office:string-value="46613" calcext:value-type="string">
            <text:p>46613</text:p>
          </table:table-cell>
          <table:table-cell table:formula="of:=MID([.$AV61];SEARCH(&quot;(&quot;;[.$AV61])+1;SEARCH(&quot;,&quot;;[.$AV61];SEARCH(&quot;(&quot;;[.$AV61]))-SEARCH(&quot;(&quot;;[.$AV61])-1)" office:value-type="string" office:string-value="41.65108868200008" calcext:value-type="string">
            <text:p>41.65108868200008</text:p>
          </table:table-cell>
          <table:table-cell table:formula="of:=MID([.$AV61];SEARCH(&quot;,&quot;;[.$AV61];SEARCH(&quot;(&quot;;[.$AV61]))+2;SEARCH(&quot;)&quot;;[.$AV61])-2-SEARCH(&quot;,&quot;;[.$AV61];SEARCH(&quot;(&quot;;[.$AV61])))" office:value-type="string" office:string-value="-86.27071853799998" calcext:value-type="string">
            <text:p>-86.27071853799998</text:p>
          </table:table-cell>
        </table:table-row>
        <table:table-row table:style-name="ro2">
          <table:table-cell office:value-type="string" calcext:value-type="string">
            <text:p>Westhaven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46628</text:p>
          </table:table-cell>
          <table:table-cell table:number-columns-repeated="31"/>
          <table:table-cell table:style-name="ce1" office:value-type="string" calcext:value-type="string">
            <text:p>1</text:p>
          </table:table-cell>
          <table:table-cell table:number-columns-repeated="6"/>
          <table:table-cell table:style-name="ce1"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1220 Sussex Drive</text:p>
            <text:p>South Bend, Indiana 46628</text:p>
            <text:p>(41.6904709370005, -86.30599056399967)</text:p>
          </table:table-cell>
          <table:table-cell table:formula="of:=LEFT([.$AV62];SEARCH(&quot;\n&quot;;[.$AV62])-1)" office:value-type="string" office:string-value="1220 Sussex Drive" calcext:value-type="string">
            <text:p>1220 Sussex Drive</text:p>
          </table:table-cell>
          <table:table-cell table:formula="of:=MID([.$AV62];SEARCH(&quot;\n&quot;;[.$AV62])+1;SEARCH(&quot;,&quot;;[.$AV62])-SEARCH(&quot;\n&quot;;[.$AV62])-1)" office:value-type="string" office:string-value="South Bend" calcext:value-type="string">
            <text:p>South Bend</text:p>
          </table:table-cell>
          <table:table-cell table:formula="of:=MID([.$AV62];SEARCH(&quot;,&quot;;[.$AV62])+2;SEARCH(&quot;\n&quot;;[.$AV62];SEARCH(&quot;,&quot;;[.$AV62]))-8-SEARCH(&quot;,&quot;;[.$AV62]))" office:value-type="string" office:string-value="Indiana" calcext:value-type="string">
            <text:p>Indiana</text:p>
          </table:table-cell>
          <table:table-cell table:formula="of:=MID([.$AV62];SEARCH(&quot;(&quot;;[.$AV62])-6;5)" office:value-type="string" office:string-value="46628" calcext:value-type="string">
            <text:p>46628</text:p>
          </table:table-cell>
          <table:table-cell table:formula="of:=MID([.$AV62];SEARCH(&quot;(&quot;;[.$AV62])+1;SEARCH(&quot;,&quot;;[.$AV62];SEARCH(&quot;(&quot;;[.$AV62]))-SEARCH(&quot;(&quot;;[.$AV62])-1)" office:value-type="string" office:string-value="41.6904709370005" calcext:value-type="string">
            <text:p>41.6904709370005</text:p>
          </table:table-cell>
          <table:table-cell table:formula="of:=MID([.$AV62];SEARCH(&quot;,&quot;;[.$AV62];SEARCH(&quot;(&quot;;[.$AV62]))+2;SEARCH(&quot;)&quot;;[.$AV62])-2-SEARCH(&quot;,&quot;;[.$AV62];SEARCH(&quot;(&quot;;[.$AV62])))" office:value-type="string" office:string-value="-86.30599056399967" calcext:value-type="string">
            <text:p>-86.30599056399967</text:p>
          </table:table-cell>
        </table:table-row>
        <table:table-row table:style-name="ro2">
          <table:table-cell office:value-type="string" calcext:value-type="string">
            <text:p>Woodlawn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6616</text:p>
          </table:table-cell>
          <table:table-cell table:number-columns-repeated="23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table:number-columns-repeated="13"/>
          <table:table-cell table:style-name="ce1" office:value-type="string" calcext:value-type="string">
            <text:p>1</text:p>
          </table:table-cell>
          <table:table-cell/>
          <table:table-cell office:value-type="string" calcext:value-type="string">
            <text:p>2166 Riverside Drive</text:p>
            <text:p>South Bend, Indiana 46616</text:p>
            <text:p>(41.70574295900008, -86.26795445899995)</text:p>
          </table:table-cell>
          <table:table-cell table:formula="of:=LEFT([.$AV63];SEARCH(&quot;\n&quot;;[.$AV63])-1)" office:value-type="string" office:string-value="2166 Riverside Drive" calcext:value-type="string">
            <text:p>2166 Riverside Drive</text:p>
          </table:table-cell>
          <table:table-cell table:formula="of:=MID([.$AV63];SEARCH(&quot;\n&quot;;[.$AV63])+1;SEARCH(&quot;,&quot;;[.$AV63])-SEARCH(&quot;\n&quot;;[.$AV63])-1)" office:value-type="string" office:string-value="South Bend" calcext:value-type="string">
            <text:p>South Bend</text:p>
          </table:table-cell>
          <table:table-cell table:formula="of:=MID([.$AV63];SEARCH(&quot;,&quot;;[.$AV63])+2;SEARCH(&quot;\n&quot;;[.$AV63];SEARCH(&quot;,&quot;;[.$AV63]))-8-SEARCH(&quot;,&quot;;[.$AV63]))" office:value-type="string" office:string-value="Indiana" calcext:value-type="string">
            <text:p>Indiana</text:p>
          </table:table-cell>
          <table:table-cell table:formula="of:=MID([.$AV63];SEARCH(&quot;(&quot;;[.$AV63])-6;5)" office:value-type="string" office:string-value="46616" calcext:value-type="string">
            <text:p>46616</text:p>
          </table:table-cell>
          <table:table-cell table:formula="of:=MID([.$AV63];SEARCH(&quot;(&quot;;[.$AV63])+1;SEARCH(&quot;,&quot;;[.$AV63];SEARCH(&quot;(&quot;;[.$AV63]))-SEARCH(&quot;(&quot;;[.$AV63])-1)" office:value-type="string" office:string-value="41.70574295900008" calcext:value-type="string">
            <text:p>41.70574295900008</text:p>
          </table:table-cell>
          <table:table-cell table:formula="of:=MID([.$AV63];SEARCH(&quot;,&quot;;[.$AV63];SEARCH(&quot;(&quot;;[.$AV63]))+2;SEARCH(&quot;)&quot;;[.$AV63])-2-SEARCH(&quot;,&quot;;[.$AV63];SEARCH(&quot;(&quot;;[.$AV63])))" office:value-type="string" office:string-value="-86.26795445899995" calcext:value-type="string">
            <text:p>-86.26795445899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6:25:04.1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7:50:27.834000000</dc:date>
    <meta:editing-duration>PT1H14M21S</meta:editing-duration>
    <meta:editing-cycles>2</meta:editing-cycles>
    <meta:generator>LibreOffice/4.4.2.2$Windows_x86 LibreOffice_project/c4c7d32d0d49397cad38d62472b0bc8acff48dd6</meta:generator>
    <meta:document-statistic meta:table-count="1" meta:cell-count="929" meta:object-count="0"/>
  </office:meta>
</office:document-meta>
</file>